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03in" table:align="center" style:may-break-between-rows="false" style:writing-mode="lr-tb"/>
    </style:style>
    <style:style style:name="t1.A" style:family="table-column">
      <style:table-column-properties style:column-width="2.4639in"/>
    </style:style>
    <style:style style:name="t1.B" style:family="table-column">
      <style:table-column-properties style:column-width="0.6313in"/>
    </style:style>
    <style:style style:name="t1.C" style:family="table-column">
      <style:table-column-properties style:column-width="0.8986in"/>
    </style:style>
    <style:style style:name="t1.F" style:family="table-column">
      <style:table-column-properties style:column-width="0.8993in"/>
    </style:style>
    <style:style style:name="t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.A3" style:family="table-cell">
      <style:table-cell-properties fo:padding="0.0382in" fo:border-left="0.0347in solid #000000" fo:border-right="none" fo:border-top="none" fo:border-bottom="0.0069in solid #000000"/>
    </style:style>
    <style:style style:name="t1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.8" style:family="table-row">
      <style:table-row-properties style:min-row-height="0.3326in"/>
    </style:style>
    <style:style style:name="t1.A8" style:family="table-cell">
      <style:table-cell-properties fo:padding="0.0382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2" style:family="table">
      <style:table-properties style:width="6.6903in" table:align="center" style:may-break-between-rows="false" style:writing-mode="lr-tb"/>
    </style:style>
    <style:style style:name="t2.A" style:family="table-column">
      <style:table-column-properties style:column-width="2.4639in"/>
    </style:style>
    <style:style style:name="t2.B" style:family="table-column">
      <style:table-column-properties style:column-width="0.6313in"/>
    </style:style>
    <style:style style:name="t2.C" style:family="table-column">
      <style:table-column-properties style:column-width="0.8986in"/>
    </style:style>
    <style:style style:name="t2.F" style:family="table-column">
      <style:table-column-properties style:column-width="0.8993in"/>
    </style:style>
    <style:style style:name="t2.A1" style:family="table-cell">
      <style:table-cell-properties style:vertical-align="bottom" fo:padding="0.0382in" fo:border-left="none" fo:border-right="none" fo:border-top="none" fo:border-bottom="0.0007in solid #000000"/>
    </style:style>
    <style:style style:name="t2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.A3" style:family="table-cell">
      <style:table-cell-properties fo:padding="0.0382in" fo:border-left="0.0347in solid #000000" fo:border-right="none" fo:border-top="none" fo:border-bottom="0.0069in solid #000000"/>
    </style:style>
    <style:style style:name="t2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2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2.8" style:family="table-row">
      <style:table-row-properties style:min-row-height="0.3326in"/>
    </style:style>
    <style:style style:name="t2.A8" style:family="table-cell">
      <style:table-cell-properties fo:padding="0.0382in" fo:border-left="0.0347in solid #000000" fo:border-right="none" fo:border-top="none" fo:border-bottom="0.0347in solid #000000"/>
    </style:style>
    <style:style style:name="t2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2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3" style:family="table">
      <style:table-properties style:width="6.6903in" table:align="center" style:may-break-between-rows="false" style:writing-mode="lr-tb"/>
    </style:style>
    <style:style style:name="t3.A" style:family="table-column">
      <style:table-column-properties style:column-width="2.4639in"/>
    </style:style>
    <style:style style:name="t3.B" style:family="table-column">
      <style:table-column-properties style:column-width="0.6313in"/>
    </style:style>
    <style:style style:name="t3.C" style:family="table-column">
      <style:table-column-properties style:column-width="0.8986in"/>
    </style:style>
    <style:style style:name="t3.F" style:family="table-column">
      <style:table-column-properties style:column-width="0.8993in"/>
    </style:style>
    <style:style style:name="t3.A1" style:family="table-cell">
      <style:table-cell-properties style:vertical-align="bottom" fo:padding="0.0382in" fo:border-left="none" fo:border-right="none" fo:border-top="none" fo:border-bottom="0.0007in solid #000000"/>
    </style:style>
    <style:style style:name="t3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3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3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3.A3" style:family="table-cell">
      <style:table-cell-properties fo:padding="0.0382in" fo:border-left="0.0347in solid #000000" fo:border-right="none" fo:border-top="none" fo:border-bottom="0.0069in solid #000000"/>
    </style:style>
    <style:style style:name="t3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3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3.8" style:family="table-row">
      <style:table-row-properties style:min-row-height="0.3326in"/>
    </style:style>
    <style:style style:name="t3.A8" style:family="table-cell">
      <style:table-cell-properties fo:padding="0.0382in" fo:border-left="0.0347in solid #000000" fo:border-right="none" fo:border-top="none" fo:border-bottom="0.0347in solid #000000"/>
    </style:style>
    <style:style style:name="t3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3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4" style:family="table">
      <style:table-properties style:width="6.6903in" table:align="center" style:may-break-between-rows="false" style:writing-mode="lr-tb"/>
    </style:style>
    <style:style style:name="t4.A" style:family="table-column">
      <style:table-column-properties style:column-width="2.4639in"/>
    </style:style>
    <style:style style:name="t4.B" style:family="table-column">
      <style:table-column-properties style:column-width="0.6313in"/>
    </style:style>
    <style:style style:name="t4.C" style:family="table-column">
      <style:table-column-properties style:column-width="0.8986in"/>
    </style:style>
    <style:style style:name="t4.F" style:family="table-column">
      <style:table-column-properties style:column-width="0.8993in"/>
    </style:style>
    <style:style style:name="t4.A1" style:family="table-cell">
      <style:table-cell-properties style:vertical-align="bottom" fo:padding="0.0382in" fo:border-left="none" fo:border-right="none" fo:border-top="none" fo:border-bottom="0.0007in solid #000000"/>
    </style:style>
    <style:style style:name="t4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4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4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4.A3" style:family="table-cell">
      <style:table-cell-properties fo:padding="0.0382in" fo:border-left="0.0347in solid #000000" fo:border-right="none" fo:border-top="none" fo:border-bottom="0.0069in solid #000000"/>
    </style:style>
    <style:style style:name="t4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4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4.8" style:family="table-row">
      <style:table-row-properties style:min-row-height="0.3326in"/>
    </style:style>
    <style:style style:name="t4.A8" style:family="table-cell">
      <style:table-cell-properties fo:padding="0.0382in" fo:border-left="0.0347in solid #000000" fo:border-right="none" fo:border-top="none" fo:border-bottom="0.0347in solid #000000"/>
    </style:style>
    <style:style style:name="t4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4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5" style:family="table">
      <style:table-properties style:width="6.6903in" table:align="center" style:may-break-between-rows="false" style:writing-mode="lr-tb"/>
    </style:style>
    <style:style style:name="t5.A" style:family="table-column">
      <style:table-column-properties style:column-width="2.4639in"/>
    </style:style>
    <style:style style:name="t5.B" style:family="table-column">
      <style:table-column-properties style:column-width="0.6313in"/>
    </style:style>
    <style:style style:name="t5.C" style:family="table-column">
      <style:table-column-properties style:column-width="0.8986in"/>
    </style:style>
    <style:style style:name="t5.F" style:family="table-column">
      <style:table-column-properties style:column-width="0.8993in"/>
    </style:style>
    <style:style style:name="t5.A1" style:family="table-cell">
      <style:table-cell-properties style:vertical-align="bottom" fo:padding="0.0382in" fo:border-left="none" fo:border-right="none" fo:border-top="none" fo:border-bottom="0.0007in solid #000000"/>
    </style:style>
    <style:style style:name="t5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5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5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5.A3" style:family="table-cell">
      <style:table-cell-properties fo:padding="0.0382in" fo:border-left="0.0347in solid #000000" fo:border-right="none" fo:border-top="none" fo:border-bottom="0.0069in solid #000000"/>
    </style:style>
    <style:style style:name="t5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5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5.8" style:family="table-row">
      <style:table-row-properties style:min-row-height="0.3326in"/>
    </style:style>
    <style:style style:name="t5.A8" style:family="table-cell">
      <style:table-cell-properties fo:padding="0.0382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5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6" style:family="table">
      <style:table-properties style:width="6.6903in" table:align="center" style:may-break-between-rows="false" style:writing-mode="lr-tb"/>
    </style:style>
    <style:style style:name="t6.A" style:family="table-column">
      <style:table-column-properties style:column-width="2.4639in"/>
    </style:style>
    <style:style style:name="t6.B" style:family="table-column">
      <style:table-column-properties style:column-width="0.6313in"/>
    </style:style>
    <style:style style:name="t6.C" style:family="table-column">
      <style:table-column-properties style:column-width="0.8986in"/>
    </style:style>
    <style:style style:name="t6.F" style:family="table-column">
      <style:table-column-properties style:column-width="0.8993in"/>
    </style:style>
    <style:style style:name="t6.A1" style:family="table-cell">
      <style:table-cell-properties style:vertical-align="bottom" fo:padding="0.0382in" fo:border-left="none" fo:border-right="none" fo:border-top="none" fo:border-bottom="0.0007in solid #000000"/>
    </style:style>
    <style:style style:name="t6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6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6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6.A3" style:family="table-cell">
      <style:table-cell-properties fo:padding="0.0382in" fo:border-left="0.0347in solid #000000" fo:border-right="none" fo:border-top="none" fo:border-bottom="0.0069in solid #000000"/>
    </style:style>
    <style:style style:name="t6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6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6.8" style:family="table-row">
      <style:table-row-properties style:min-row-height="0.3326in"/>
    </style:style>
    <style:style style:name="t6.A8" style:family="table-cell">
      <style:table-cell-properties fo:padding="0.0382in" fo:border-left="0.0347in solid #000000" fo:border-right="none" fo:border-top="none" fo:border-bottom="0.0347in solid #000000"/>
    </style:style>
    <style:style style:name="t6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6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7" style:family="table">
      <style:table-properties style:width="6.6903in" table:align="center" style:may-break-between-rows="false" style:writing-mode="lr-tb"/>
    </style:style>
    <style:style style:name="t7.A" style:family="table-column">
      <style:table-column-properties style:column-width="2.4639in"/>
    </style:style>
    <style:style style:name="t7.B" style:family="table-column">
      <style:table-column-properties style:column-width="0.6313in"/>
    </style:style>
    <style:style style:name="t7.C" style:family="table-column">
      <style:table-column-properties style:column-width="0.8986in"/>
    </style:style>
    <style:style style:name="t7.F" style:family="table-column">
      <style:table-column-properties style:column-width="0.8993in"/>
    </style:style>
    <style:style style:name="t7.A1" style:family="table-cell">
      <style:table-cell-properties style:vertical-align="bottom" fo:padding="0.0382in" fo:border-left="none" fo:border-right="none" fo:border-top="none" fo:border-bottom="0.0007in solid #000000"/>
    </style:style>
    <style:style style:name="t7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7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7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7.A3" style:family="table-cell">
      <style:table-cell-properties fo:padding="0.0382in" fo:border-left="0.0347in solid #000000" fo:border-right="none" fo:border-top="none" fo:border-bottom="0.0069in solid #000000"/>
    </style:style>
    <style:style style:name="t7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7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7.8" style:family="table-row">
      <style:table-row-properties style:min-row-height="0.3326in"/>
    </style:style>
    <style:style style:name="t7.A8" style:family="table-cell">
      <style:table-cell-properties fo:padding="0.0382in" fo:border-left="0.0347in solid #000000" fo:border-right="none" fo:border-top="none" fo:border-bottom="0.0347in solid #000000"/>
    </style:style>
    <style:style style:name="t7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7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8" style:family="table">
      <style:table-properties style:width="6.6903in" table:align="center" style:may-break-between-rows="false" style:writing-mode="lr-tb"/>
    </style:style>
    <style:style style:name="t8.A" style:family="table-column">
      <style:table-column-properties style:column-width="2.4639in"/>
    </style:style>
    <style:style style:name="t8.B" style:family="table-column">
      <style:table-column-properties style:column-width="0.6313in"/>
    </style:style>
    <style:style style:name="t8.C" style:family="table-column">
      <style:table-column-properties style:column-width="0.8986in"/>
    </style:style>
    <style:style style:name="t8.F" style:family="table-column">
      <style:table-column-properties style:column-width="0.8993in"/>
    </style:style>
    <style:style style:name="t8.A1" style:family="table-cell">
      <style:table-cell-properties style:vertical-align="bottom" fo:padding="0.0382in" fo:border-left="none" fo:border-right="none" fo:border-top="none" fo:border-bottom="0.0007in solid #000000"/>
    </style:style>
    <style:style style:name="t8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8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8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8.A3" style:family="table-cell">
      <style:table-cell-properties fo:padding="0.0382in" fo:border-left="0.0347in solid #000000" fo:border-right="none" fo:border-top="none" fo:border-bottom="0.0069in solid #000000"/>
    </style:style>
    <style:style style:name="t8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8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8.8" style:family="table-row">
      <style:table-row-properties style:min-row-height="0.3326in"/>
    </style:style>
    <style:style style:name="t8.A8" style:family="table-cell">
      <style:table-cell-properties fo:padding="0.0382in" fo:border-left="0.0347in solid #000000" fo:border-right="none" fo:border-top="none" fo:border-bottom="0.0347in solid #000000"/>
    </style:style>
    <style:style style:name="t8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8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9" style:family="table">
      <style:table-properties style:width="6.6903in" table:align="center" style:may-break-between-rows="false" style:writing-mode="lr-tb"/>
    </style:style>
    <style:style style:name="t9.A" style:family="table-column">
      <style:table-column-properties style:column-width="2.4639in"/>
    </style:style>
    <style:style style:name="t9.B" style:family="table-column">
      <style:table-column-properties style:column-width="0.6313in"/>
    </style:style>
    <style:style style:name="t9.C" style:family="table-column">
      <style:table-column-properties style:column-width="0.8986in"/>
    </style:style>
    <style:style style:name="t9.F" style:family="table-column">
      <style:table-column-properties style:column-width="0.8993in"/>
    </style:style>
    <style:style style:name="t9.A1" style:family="table-cell">
      <style:table-cell-properties style:vertical-align="bottom" fo:padding="0.0382in" fo:border-left="none" fo:border-right="none" fo:border-top="none" fo:border-bottom="0.0007in solid #000000"/>
    </style:style>
    <style:style style:name="t9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9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9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9.A3" style:family="table-cell">
      <style:table-cell-properties fo:padding="0.0382in" fo:border-left="0.0347in solid #000000" fo:border-right="none" fo:border-top="none" fo:border-bottom="0.0069in solid #000000"/>
    </style:style>
    <style:style style:name="t9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9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9.8" style:family="table-row">
      <style:table-row-properties style:min-row-height="0.3326in"/>
    </style:style>
    <style:style style:name="t9.A8" style:family="table-cell">
      <style:table-cell-properties fo:padding="0.0382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9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4639in"/>
    </style:style>
    <style:style style:name="t10.B" style:family="table-column">
      <style:table-column-properties style:column-width="0.6313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382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Таблица1" style:family="table">
      <style:table-properties style:width="5.0701in" table:align="center" style:may-break-between-rows="false" style:writing-mode="lr-tb"/>
    </style:style>
    <style:style style:name="Таблица1.A" style:family="table-column">
      <style:table-column-properties style:column-width="1.875in"/>
    </style:style>
    <style:style style:name="Таблица1.B" style:family="table-column">
      <style:table-column-properties style:column-width="1.5924in"/>
    </style:style>
    <style:style style:name="Таблица1.C" style:family="table-column">
      <style:table-column-properties style:column-width="1.602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font-weight="normal" style:font-size-asian="10pt" style:font-weight-asian="normal" style:font-name-complex="Arial" style:font-weight-complex="normal"/>
    </style:style>
    <style:style style:name="P6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10" style:family="paragraph" style:parent-style-name="Standard">
      <style:text-properties style:font-name="Arial" fo:font-size="5pt" style:font-size-asian="5pt" style:font-name-complex="Arial" style:font-size-complex="5pt"/>
    </style:style>
    <style:style style:name="P11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6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17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8" style:family="paragraph" style:parent-style-name="Standard">
      <style:text-properties fo:font-size="5pt" style:font-size-asian="5pt" style:font-size-complex="5pt"/>
    </style:style>
    <style:style style:name="P19" style:family="paragraph" style:parent-style-name="Standard">
      <style:paragraph-properties>
        <style:tab-stops>
          <style:tab-stop style:position="7.1409in" style:type="right"/>
        </style:tab-stops>
      </style:paragraph-properties>
    </style:style>
    <style:style style:name="P20" style:family="paragraph" style:parent-style-name="Standard">
      <style:text-properties fo:color="#ffffff" style:font-name="Arial" fo:font-size="5pt" style:text-underline-style="solid" style:text-underline-width="auto" style:text-underline-color="font-color" fo:font-weight="normal" style:font-size-asian="5pt" style:font-weight-asian="normal" style:font-name-complex="Arial" style:font-size-complex="5pt" style:font-weight-complex="normal"/>
    </style:style>
    <style:style style:name="P2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9pt" style:font-size-asian="9pt" style:font-size-complex="9pt"/>
    </style:style>
    <style:style style:name="P23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24" style:family="paragraph" style:parent-style-name="Text_20_body">
      <style:paragraph-properties fo:margin-top="0in" fo:margin-bottom="0in" fo:text-align="center" style:justify-single-word="false"/>
      <style:text-properties fo:font-size="6pt" style:font-size-asian="6pt" style:font-size-complex="6pt"/>
    </style:style>
    <style:style style:name="P25" style:family="paragraph" style:parent-style-name="Text_20_body">
      <style:paragraph-properties fo:margin-top="0in" fo:margin-bottom="0in" fo:text-align="center" style:justify-single-word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0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1" style:family="paragraph" style:parent-style-name="Standard">
      <style:paragraph-properties fo:margin-left="0in" fo:margin-right="0in" fo:margin-top="0.1in" fo:margin-bottom="0in" fo:text-indent="0in" style:auto-text-indent="false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4" style:family="paragraph" style:parent-style-name="Standard" style:master-page-name="">
      <style:paragraph-properties fo:margin-left="0.2in" fo:margin-right="0in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5" style:family="paragraph" style:parent-style-name="Standard">
      <style:paragraph-properties fo:margin-left="0.2in" fo:margin-right="0in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36" style:family="paragraph" style:parent-style-name="Standard" style:master-page-name="">
      <style:paragraph-properties fo:margin-left="0.2173in" fo:margin-right="0in" fo:text-align="justify" style:justify-single-word="false" fo:orphans="2" fo:widows="2" fo:hyphenation-ladder-count="no-limit" fo:text-indent="0in" style:auto-text-indent="false" style:page-number="auto" style:writing-mode="lr-tb"/>
      <style:text-properties fo:hyphenate="false" fo:hyphenation-remain-char-count="2" fo:hyphenation-push-char-count="2"/>
    </style:style>
    <style:style style:name="P37" style:family="paragraph" style:parent-style-name="Standard">
      <style:paragraph-properties fo:margin-left="0.2173in" fo:margin-right="0in" fo:text-align="justify" style:justify-single-word="false" fo:orphans="2" fo:widows="2" fo:hyphenation-ladder-count="no-limit" fo:text-indent="0in" style:auto-text-indent="false" style:writing-mode="lr-tb"/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fo:hyphenate="false" fo:hyphenation-remain-char-count="2" fo:hyphenation-push-char-count="2"/>
    </style:style>
    <style:style style:name="P38" style:family="paragraph" style:parent-style-name="Standard">
      <style:paragraph-properties fo:margin-top="0.0402in" fo:margin-bottom="0in" fo:text-align="center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39" style:family="paragraph" style:parent-style-name="Standard">
      <style:paragraph-properties fo:margin-top="0.0402in" fo:margin-bottom="0in" fo:text-align="center" style:justify-single-word="false"/>
      <style:text-properties fo:font-size="6pt" style:font-size-asian="6pt" style:font-size-complex="6pt"/>
    </style:style>
    <style:style style:name="P40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42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43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44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45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5pt" style:font-weight-complex="normal"/>
    </style:style>
    <style:style style:name="T7" style:family="text">
      <style:text-properties style:font-name="Arial" fo:font-size="10pt" fo:language="en" fo:country="US" style:font-size-asian="10pt" style:font-name-complex="Arial"/>
    </style:style>
    <style:style style:name="T8" style:family="text">
      <style:text-properties style:font-name="Arial" fo:font-size="10pt" fo:language="ru" fo:country="RU" style:font-size-asian="10pt" style:font-name-complex="Arial"/>
    </style:style>
    <style:style style:name="T9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style:font-name-complex="Arial"/>
    </style:style>
    <style:style style:name="T12" style:family="text">
      <style:text-properties fo:font-style="italic" style:font-name-asian="Times New Roman" style:font-style-asian="italic" style:font-name-complex="Times New Roman" style:font-style-complex="italic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en" fo:country="US" style:font-name-asian="Times New Roman" style:font-name-complex="Times New Roman"/>
    </style:style>
    <style:style style:name="T15" style:family="text">
      <style:text-properties style:text-position="sub 58%" fo:language="en" fo:country="US" style:font-name-complex="Tahoma"/>
    </style:style>
    <style:style style:name="T16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17" style:family="text">
      <style:text-properties fo:language="ru" fo:country="RU"/>
    </style:style>
    <style:style style:name="T18" style:family="text">
      <style:text-properties fo:language="ru" fo:country="RU" style:text-underline-style="solid" style:text-underline-width="auto" style:text-underline-color="font-color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font-name-complex="Arial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3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24" style:family="text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T25" style:family="text">
      <style:text-properties style:text-underline-style="none" fo:font-weight="bold" style:font-weight-asian="bold"/>
    </style:style>
    <style:style style:name="T26" style:family="text">
      <style:text-properties style:use-window-font-color="true" style:text-position="0% 100%" style:font-name="Arial" fo:font-size="10pt" fo:language="en" fo:country="US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27" style:family="text">
      <style:text-properties style:use-window-font-color="true" style:text-position="0% 100%" style:font-name="Arial" fo:font-size="10pt" fo:language="ru" fo:country="RU" fo:font-weight="normal" fo:background-color="transparent" style:font-name-asian="Arial" style:font-size-asian="10pt" style:language-asian="zh" style:country-asian="CN" style:font-weight-asian="normal" style:font-name-complex="Arial" style:font-size-complex="10pt" style:language-complex="ar" style:country-complex="SA" style:font-weight-complex="normal" loext:char-shading-value="0"/>
    </style:style>
    <style:style style:name="T28" style:family="text">
      <style:text-properties style:use-window-font-color="true" style:font-name="Arial" fo:font-size="10pt" style:font-size-asian="10pt" style:font-name-complex="Arial" style:font-size-complex="10pt"/>
    </style:style>
    <style:style style:name="T29" style:family="text">
      <style:text-properties style:use-window-font-color="true" style:font-name="Arial" fo:font-size="10pt" fo:language="en" fo:country="US" style:font-size-asian="10pt" style:font-name-complex="Arial" style:font-size-complex="10pt"/>
    </style:style>
    <style:style style:name="T30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1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2" style:family="text">
      <style:text-properties style:use-window-font-color="true" style:text-underline-style="solid" style:text-underline-width="auto" style:text-underline-color="font-color"/>
    </style:style>
    <style:style style:name="T33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4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5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36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37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38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39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0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1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2" style:family="text">
      <style:text-properties style:use-window-font-color="true" fo:language="en" fo:country="US" style:text-underline-style="solid" style:text-underline-width="auto" style:text-underline-color="font-color"/>
    </style:style>
    <style:style style:name="T43" style:family="text">
      <style:text-properties style:text-position="super 58%"/>
    </style:style>
    <style:style style:name="T44" style:family="text">
      <style:text-properties style:text-position="0% 100%" style:font-name-asian="Times New Roman" style:font-name-complex="Times New Roman"/>
    </style:style>
    <style:style style:name="T45" style:family="text">
      <style:text-properties style:font-name-complex="Tahoma"/>
    </style:style>
    <style:style style:name="T46" style:family="text">
      <style:text-properties style:font-name-asian="Times New Roman" style:font-name-complex="Times New Roman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/>
      <text:p text:style-name="P23">ПРОТОКОЛ ПРОВЕРКИ</text:p>
      <text:p text:style-name="P8"/>
      <text:p text:style-name="P19"><text:span text:style-name="T9">Измеритель-сигнализатор СРК-АТ2327</text:span><text:span text:style-name="T3"><text:tab/></text:span><text:span text:style-name="T5">Дата проверки: </text:span><text:span text:style-name="T6">$date </text:span><text:span text:style-name="T5">г.</text:span></text:p>
      <text:p text:style-name="P9"/>
      <text:p text:style-name="P9"><text:span text:style-name="T23">Тип: </text:span><text:span text:style-name="T22">БДК</text:span><text:span text:style-name="T24">Н</text:span><text:span text:style-name="T22">-04 </text:span></text:p>
      <text:p text:style-name="P11"/>
      <text:p text:style-name="P9"><text:span text:style-name="T23">з/н: </text:span><text:span text:style-name="T22">$serial</text:span><text:span text:style-name="T25"><text:tab/></text:span></text:p>
      <text:p text:style-name="P18"/>
      <text:p text:style-name="P29">Диапазон измерения мощности дозы нейтронного излучения:</text:p>
      <text:p text:style-name="P21"><text:span text:style-name="T28">БДКН</text:span><text:span text:style-name="T29">-04:</text:span><text:span text:style-name="T28"> 0.1 мкЗв/ч – 10.0 мЗв/ч;</text:span></text:p>
      <text:p text:style-name="P20"/>
      <text:p text:style-name="P7">Относительная погрешность измерения:</text:p>
      <text:p text:style-name="P6"><text:span text:style-name="T32">БДКН</text:span><text:span text:style-name="T42">-04:</text:span><text:span text:style-name="T32"> </text:span><text:span text:style-name="T21">± </text:span><text:span text:style-name="T18">20</text:span><text:span text:style-name="T21"> %</text:span></text:p>
      <text:p text:style-name="P10"/>
      <text:p text:style-name="P5">Условия эксплуатации:</text:p>
      <text:p text:style-name="P34"><text:span text:style-name="T7">- <text:s/></text:span><text:span text:style-name="T4">Температура окружающего воздуха<text:tab/><text:tab/>+</text:span><text:span text:style-name="T7">$temp</text:span><text:span text:style-name="T4"> °</text:span><text:span text:style-name="T7">C</text:span></text:p>
      <text:p text:style-name="P35"><text:span text:style-name="T7">- <text:s/></text:span><text:span text:style-name="T4">Атмосферное давление<text:tab/><text:tab/><text:tab/><text:tab/>98,5 </text:span><text:span text:style-name="T7">kPa</text:span></text:p>
      <text:p text:style-name="P35"><text:span text:style-name="T7">- <text:s/></text:span><text:span text:style-name="T4">Относительная влажность воздуха<text:tab/><text:tab/></text:span><text:span text:style-name="T7">$vlag</text:span><text:span text:style-name="T4"> %</text:span></text:p>
      <text:p text:style-name="P35"><text:span text:style-name="T7">- <text:s/></text:span><text:span text:style-name="T4">Радиационный фон<text:tab/><text:tab/><text:tab/><text:tab/></text:span><text:span text:style-name="T7">$bground</text:span><text:span text:style-name="T4"> </text:span><text:span text:style-name="T8">н</text:span><text:span text:style-name="T4">Зв/ч</text:span></text:p>
      <text:p text:style-name="P31">Эталонные средства измерений:</text:p>
      <text:p text:style-name="P36"><text:span text:style-name="T7">- <text:s/></text:span><text:span text:style-name="T26">$facility_14</text:span><text:span text:style-name="T27">0;</text:span></text:p>
      <text:p text:style-name="P37"/>
      <text:p text:style-name="P38"/>
      <text:p text:style-name="P38">Данные проверки</text:p>
      <text:p text:style-name="P39"/>
      <table:table table:name="t1" table:style-name="t1">
        <table:table-column table:style-name="t1.A"/>
        <table:table-column table:style-name="t1.B"/>
        <table:table-column table:style-name="t1.C" table:number-columns-repeated="3"/>
        <table:table-column table:style-name="t1.F"/>
        <table:table-row>
          <table:table-cell table:style-name="t1.A1" table:number-columns-spanned="6" office:value-type="string">
            <text:p text:style-name="P40"><text:span text:style-name="T11">Блок детектирования </text:span>нейтронного излучения с БДКН-04 № <text:span text:style-name="T11">$bd_num1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office:value-type="string">
            <text:p text:style-name="P13"><text:span text:style-name="T17">Мощность дозы</text:span> в поверяемой точке</text:p>
            <text:p text:style-name="P22"><text:span text:style-name="T33">H*</text:span><text:span text:style-name="T38">oi</text:span><text:span text:style-name="T36">(10)</text:span></text:p>
          </table:table-cell>
          <table:table-cell table:style-name="t1.B2" office:value-type="string">
            <text:p text:style-name="P12">Фон</text:p>
            <text:p text:style-name="P12"><text:span text:style-name="T10">R=</text:span>2<text:span text:style-name="T10">,0</text:span>м</text:p>
          </table:table-cell>
          <table:table-cell table:style-name="t1.B2" office:value-type="string">
            <text:p text:style-name="P13">ИБН-<text:span text:style-name="T10">8-3</text:span></text:p>
            <text:p text:style-name="P12">№<text:span text:style-name="T10">027</text:span></text:p>
            <text:p text:style-name="P12"><text:span text:style-name="T10">R=2,0</text:span>м</text:p>
            <text:p text:style-name="P12"><text:span text:style-name="T10">B(R)=0,</text:span>866</text:p>
            <text:p text:style-name="P12"><text:span text:style-name="T33">H</text:span><text:span text:style-name="T30">*</text:span><text:span text:style-name="T38">oi</text:span><text:span text:style-name="T36">(10)</text:span><text:span text:style-name="T10">=</text:span><text:span text:style-name="T17">8,3</text:span></text:p>
            <text:p text:style-name="P3">1-10</text:p>
          </table:table-cell>
          <table:table-cell table:style-name="t1.B2" office:value-type="string">
            <text:p text:style-name="P13">ИБН-<text:span text:style-name="T10">8-6</text:span></text:p>
            <text:p text:style-name="P12">№0<text:span text:style-name="T10">10</text:span></text:p>
            <text:p text:style-name="P12"><text:span text:style-name="T10">R=2,0</text:span>м</text:p>
            <text:p text:style-name="P12"><text:span text:style-name="T10">B(R)=0,</text:span>866</text:p>
            <text:p text:style-name="P12"><text:span text:style-name="T33">H</text:span><text:span text:style-name="T30">*</text:span><text:span text:style-name="T38">oi</text:span><text:span text:style-name="T36">(10)</text:span><text:span text:style-name="T10">=</text:span><text:span text:style-name="T17">80</text:span></text:p>
            <text:p text:style-name="P15">20-100</text:p>
          </table:table-cell>
          <table:table-cell table:style-name="t1.B2" office:value-type="string">
            <text:p text:style-name="P42">ИБН-8-6</text:p>
            <text:p text:style-name="P41">№<text:span text:style-name="T10">010</text:span></text:p>
            <text:p text:style-name="P41"><text:span text:style-name="T10">R=1,0</text:span>м</text:p>
            <text:p text:style-name="P41"><text:span text:style-name="T10">B(R)=0,</text:span>957</text:p>
            <text:p text:style-name="P41"><text:span text:style-name="T33">H</text:span><text:span text:style-name="T30">*</text:span><text:span text:style-name="T38">oi</text:span><text:span text:style-name="T36">(10)</text:span><text:span text:style-name="T10">=</text:span><text:span text:style-name="T17">331</text:span></text:p>
            <text:p text:style-name="P43">2<text:span text:style-name="T46">·</text:span>10<text:span text:style-name="T43">2</text:span>-10<text:span text:style-name="T43">3</text:span></text:p>
          </table:table-cell>
          <table:table-cell table:style-name="t1.F2" office:value-type="string">
            <text:p text:style-name="P42">ИБН-8-6</text:p>
            <text:p text:style-name="P41">№<text:span text:style-name="T10">010</text:span></text:p>
            <text:p text:style-name="P41"><text:span text:style-name="T10">R=0,5</text:span>м</text:p>
            <text:p text:style-name="P41"><text:span text:style-name="T10">B(R)=0,9</text:span>91</text:p>
            <text:p text:style-name="P41"><text:span text:style-name="T33">H</text:span><text:span text:style-name="T30">*</text:span><text:span text:style-name="T38">oi</text:span><text:span text:style-name="T36">(10)</text:span><text:span text:style-name="T10">=</text:span><text:span text:style-name="T17">1434</text:span></text:p>
            <text:p text:style-name="P43">2<text:span text:style-name="T46">·</text:span>10<text:span text:style-name="T43">3</text:span>-10<text:span text:style-name="T43">4</text:span></text:p>
          </table:table-cell>
        </table:table-row>
        <table:table-row>
          <table:table-cell table:style-name="t1.A3" office:value-type="string">
            <text:p text:style-name="P17">Показания прибора в поверяемой точке</text:p>
            <text:p text:style-name="P16"><text:span text:style-name="T34">H</text:span><text:span text:style-name="T31">*</text:span><text:span text:style-name="T39">i</text:span><text:span text:style-name="T37">(10) мкЗв/ч, </text:span><text:span text:style-name="T44">±δ</text:span><text:span text:style-name="T13">ст</text:span>, %</text:p>
          </table:table-cell>
          <table:table-cell table:style-name="t1.B3" office:value-type="string">
            <text:p text:style-name="P13"/>
          </table:table-cell>
          <table:table-cell table:style-name="t1.B3" office:value-type="string">
            <text:p text:style-name="P15">$1-61</text:p>
            <text:p text:style-name="P15">$1-71</text:p>
            <text:p text:style-name="P15">$1-81</text:p>
          </table:table-cell>
          <table:table-cell table:style-name="t1.B3" office:value-type="string">
            <text:p text:style-name="P15">$1-62</text:p>
            <text:p text:style-name="P15">$1-72</text:p>
            <text:p text:style-name="P15">$1-82</text:p>
          </table:table-cell>
          <table:table-cell table:style-name="t1.B3" office:value-type="string">
            <text:p text:style-name="P15">$1-63</text:p>
            <text:p text:style-name="P15">$1-73</text:p>
            <text:p text:style-name="P15">$1-83</text:p>
          </table:table-cell>
          <table:table-cell table:style-name="t1.F3" office:value-type="string">
            <text:p text:style-name="P15">$1-64</text:p>
            <text:p text:style-name="P15">$1-74</text:p>
            <text:p text:style-name="P15">$1-84</text:p>
          </table:table-cell>
        </table:table-row>
        <table:table-row>
          <table:table-cell table:style-name="t1.A3" office:value-type="string">
            <text:p text:style-name="P17">Среднее значение показаний, <text:span text:style-name="T35">H</text:span><text:span text:style-name="T31">*</text:span><text:span text:style-name="T39">i</text:span><text:span text:style-name="T37">(10) мкЗв/ч</text:span></text:p>
          </table:table-cell>
          <table:table-cell table:style-name="t1.B3" office:value-type="string">
            <text:p text:style-name="P15">$<text:span text:style-name="T17">1</text:span>-00</text:p>
          </table:table-cell>
          <table:table-cell table:style-name="t1.B3" office:value-type="string">
            <text:p text:style-name="P15">$<text:span text:style-name="T17">1</text:span>-01</text:p>
          </table:table-cell>
          <table:table-cell table:style-name="t1.B3" office:value-type="string">
            <text:p text:style-name="P15">$<text:span text:style-name="T17">1</text:span>-02</text:p>
          </table:table-cell>
          <table:table-cell table:style-name="t1.B3" office:value-type="string">
            <text:p text:style-name="P15">$<text:span text:style-name="T17">1</text:span>-03</text:p>
          </table:table-cell>
          <table:table-cell table:style-name="t1.F3" office:value-type="string">
            <text:p text:style-name="P15">$<text:span text:style-name="T17">1</text:span>-04</text:p>
          </table:table-cell>
        </table:table-row>
        <table:table-row>
          <table:table-cell table:style-name="t1.A3" office:value-type="string">
            <text:p text:style-name="P17">Результат измерения мощности дозы в поверяемой точке</text:p>
            <text:p text:style-name="P16"><text:span text:style-name="T34">H</text:span><text:span text:style-name="T31">*</text:span><text:span text:style-name="T40">пр</text:span><text:span text:style-name="T41">i</text:span><text:span text:style-name="T37">(10) мкЗв/ч</text:span></text:p>
          </table:table-cell>
          <table:table-cell table:style-name="t1.B3" office:value-type="string">
            <text:p text:style-name="P13"/>
          </table:table-cell>
          <table:table-cell table:style-name="t1.B3" office:value-type="string">
            <text:p text:style-name="P15">$1-n21</text:p>
          </table:table-cell>
          <table:table-cell table:style-name="t1.B3" office:value-type="string">
            <text:p text:style-name="P15">$1-n22</text:p>
          </table:table-cell>
          <table:table-cell table:style-name="t1.B3" office:value-type="string">
            <text:p text:style-name="P15">$1-n23</text:p>
          </table:table-cell>
          <table:table-cell table:style-name="t1.F3" office:value-type="string">
            <text:p text:style-name="P15">$1-n24</text:p>
          </table:table-cell>
        </table:table-row>
        <table:table-row>
          <table:table-cell table:style-name="t1.A3" office:value-type="string">
            <text:p text:style-name="P14">Основная относительная погрешность измерения, <text:s/><text:span text:style-name="T12">θ</text:span><text:span text:style-name="T16">пр</text:span><text:span text:style-name="T14">i</text:span>, %</text:p>
          </table:table-cell>
          <table:table-cell table:style-name="t1.B3" office:value-type="string">
            <text:p text:style-name="P13"/>
          </table:table-cell>
          <table:table-cell table:style-name="t1.B3" office:value-type="string">
            <text:p text:style-name="P15">$1-n31</text:p>
          </table:table-cell>
          <table:table-cell table:style-name="t1.B3" office:value-type="string">
            <text:p text:style-name="P15">$1-n32</text:p>
          </table:table-cell>
          <table:table-cell table:style-name="t1.B3" office:value-type="string">
            <text:p text:style-name="P15">$1-n33</text:p>
          </table:table-cell>
          <table:table-cell table:style-name="t1.F3" office:value-type="string">
            <text:p text:style-name="P15">$1-n34</text:p>
          </table:table-cell>
        </table:table-row>
        <table:table-row>
          <table:table-cell table:style-name="t1.A3" office:value-type="string">
            <text:p text:style-name="P14">Доверительная граница основной относительной погрешности, <text:span text:style-name="T45">Δ</text:span><text:span text:style-name="T15">i</text:span>, %</text:p>
          </table:table-cell>
          <table:table-cell table:style-name="t1.B3" office:value-type="string">
            <text:p text:style-name="P13"/>
            <text:p text:style-name="P12"/>
          </table:table-cell>
          <table:table-cell table:style-name="t1.B3" office:value-type="string">
            <text:p text:style-name="P15">$1-n41</text:p>
          </table:table-cell>
          <table:table-cell table:style-name="t1.B3" office:value-type="string">
            <text:p text:style-name="P15">$1-n42</text:p>
          </table:table-cell>
          <table:table-cell table:style-name="t1.B3" office:value-type="string">
            <text:p text:style-name="P15">$1-n43</text:p>
          </table:table-cell>
          <table:table-cell table:style-name="t1.F3" office:value-type="string">
            <text:p text:style-name="P15">$1-n44</text:p>
          </table:table-cell>
        </table:table-row>
        <table:table-row table:style-name="t1.8">
          <table:table-cell table:style-name="t1.A8" office:value-type="string">
            <text:p text:style-name="P44"><text:span text:style-name="T19">Пределосновной </text:span>относительной погрешности , %</text:p>
          </table:table-cell>
          <table:table-cell table:style-name="t1.B8" office:value-type="string">
            <text:p text:style-name="P13"/>
          </table:table-cell>
          <table:table-cell table:style-name="t1.C8" table:number-columns-spanned="4" office:value-type="string">
            <text:p text:style-name="P13">±<text:span text:style-name="T17">20</text:span></text:p>
          </table:table-cell>
          <table:covered-table-cell/>
          <table:covered-table-cell/>
          <table:covered-table-cell/>
        </table:table-row>
      </table:table>
      <table:table table:name="t2" table:style-name="t2">
        <table:table-column table:style-name="t2.A"/>
        <table:table-column table:style-name="t2.B"/>
        <table:table-column table:style-name="t2.C" table:number-columns-repeated="3"/>
        <table:table-column table:style-name="t2.F"/>
        <text:soft-page-break/>
        <table:table-row>
          <table:table-cell table:style-name="t2.A1" table:number-columns-spanned="6" office:value-type="string">
            <text:p text:style-name="P40"><text:span text:style-name="T11">Блок детектирования </text:span>нейтронного излучения с БДКН-04 № <text:span text:style-name="T11">$bd_num2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office:value-type="string">
            <text:p text:style-name="P13"><text:span text:style-name="T17">Мощность дозы</text:span> в поверяемой точке</text:p>
            <text:p text:style-name="P22"><text:span text:style-name="T33">H*</text:span><text:span text:style-name="T38">oi</text:span><text:span text:style-name="T36">(10)</text:span></text:p>
          </table:table-cell>
          <table:table-cell table:style-name="t2.B2" office:value-type="string">
            <text:p text:style-name="P12">Фон</text:p>
            <text:p text:style-name="P12"><text:span text:style-name="T10">R=</text:span>2<text:span text:style-name="T10">,0</text:span>м</text:p>
          </table:table-cell>
          <table:table-cell table:style-name="t2.B2" office:value-type="string">
            <text:p text:style-name="P13">ИБН-<text:span text:style-name="T10">8-3</text:span></text:p>
            <text:p text:style-name="P12">№<text:span text:style-name="T10">027</text:span></text:p>
            <text:p text:style-name="P12"><text:span text:style-name="T10">R=2,0</text:span>м</text:p>
            <text:p text:style-name="P12"><text:span text:style-name="T10">B(R)=0,</text:span>866</text:p>
            <text:p text:style-name="P12"><text:span text:style-name="T33">H</text:span><text:span text:style-name="T30">*</text:span><text:span text:style-name="T38">oi</text:span><text:span text:style-name="T36">(10)</text:span><text:span text:style-name="T10">=</text:span><text:span text:style-name="T17">8,3</text:span></text:p>
            <text:p text:style-name="P3">1-10</text:p>
          </table:table-cell>
          <table:table-cell table:style-name="t2.B2" office:value-type="string">
            <text:p text:style-name="P13">ИБН-<text:span text:style-name="T10">8-6</text:span></text:p>
            <text:p text:style-name="P12">№0<text:span text:style-name="T10">10</text:span></text:p>
            <text:p text:style-name="P12"><text:span text:style-name="T10">R=2,0</text:span>м</text:p>
            <text:p text:style-name="P12"><text:span text:style-name="T10">B(R)=0,</text:span>866</text:p>
            <text:p text:style-name="P12"><text:span text:style-name="T33">H</text:span><text:span text:style-name="T30">*</text:span><text:span text:style-name="T38">oi</text:span><text:span text:style-name="T36">(10)</text:span><text:span text:style-name="T10">=</text:span><text:span text:style-name="T17">80</text:span></text:p>
            <text:p text:style-name="P15">20-100</text:p>
          </table:table-cell>
          <table:table-cell table:style-name="t2.B2" office:value-type="string">
            <text:p text:style-name="P42">ИБН-8-6</text:p>
            <text:p text:style-name="P41">№<text:span text:style-name="T10">010</text:span></text:p>
            <text:p text:style-name="P41"><text:span text:style-name="T10">R=1,0</text:span>м</text:p>
            <text:p text:style-name="P41"><text:span text:style-name="T10">B(R)=0,</text:span>957</text:p>
            <text:p text:style-name="P41"><text:span text:style-name="T33">H</text:span><text:span text:style-name="T30">*</text:span><text:span text:style-name="T38">oi</text:span><text:span text:style-name="T36">(10)</text:span><text:span text:style-name="T10">=</text:span><text:span text:style-name="T17">331</text:span></text:p>
            <text:p text:style-name="P43">2<text:span text:style-name="T46">·</text:span>10<text:span text:style-name="T43">2</text:span>-10<text:span text:style-name="T43">3</text:span></text:p>
          </table:table-cell>
          <table:table-cell table:style-name="t2.F2" office:value-type="string">
            <text:p text:style-name="P42">ИБН-8-6</text:p>
            <text:p text:style-name="P41">№<text:span text:style-name="T10">010</text:span></text:p>
            <text:p text:style-name="P41"><text:span text:style-name="T10">R=0,5</text:span>м</text:p>
            <text:p text:style-name="P41"><text:span text:style-name="T10">B(R)=0,9</text:span>91</text:p>
            <text:p text:style-name="P41"><text:span text:style-name="T33">H</text:span><text:span text:style-name="T30">*</text:span><text:span text:style-name="T38">oi</text:span><text:span text:style-name="T36">(10)</text:span><text:span text:style-name="T10">=</text:span><text:span text:style-name="T17">1434</text:span></text:p>
            <text:p text:style-name="P43">2<text:span text:style-name="T46">·</text:span>10<text:span text:style-name="T43">3</text:span>-10<text:span text:style-name="T43">4</text:span></text:p>
          </table:table-cell>
        </table:table-row>
        <table:table-row>
          <table:table-cell table:style-name="t2.A3" office:value-type="string">
            <text:p text:style-name="P17">Показания прибора в поверяемой точке</text:p>
            <text:p text:style-name="P16"><text:span text:style-name="T34">H</text:span><text:span text:style-name="T31">*</text:span><text:span text:style-name="T39">i</text:span><text:span text:style-name="T37">(10) мкЗв/ч, </text:span><text:span text:style-name="T44">±δ</text:span><text:span text:style-name="T13">ст</text:span>, %</text:p>
          </table:table-cell>
          <table:table-cell table:style-name="t2.B3" office:value-type="string">
            <text:p text:style-name="P13"/>
          </table:table-cell>
          <table:table-cell table:style-name="t2.B3" office:value-type="string">
            <text:p text:style-name="P15">$2-61</text:p>
            <text:p text:style-name="P15">$2-71</text:p>
            <text:p text:style-name="P15">$2-81</text:p>
          </table:table-cell>
          <table:table-cell table:style-name="t2.B3" office:value-type="string">
            <text:p text:style-name="P15">$2-62</text:p>
            <text:p text:style-name="P15">$2-72</text:p>
            <text:p text:style-name="P15">$2-82</text:p>
          </table:table-cell>
          <table:table-cell table:style-name="t2.B3" office:value-type="string">
            <text:p text:style-name="P15">$2-63</text:p>
            <text:p text:style-name="P15">$2-73</text:p>
            <text:p text:style-name="P15">$2-83</text:p>
          </table:table-cell>
          <table:table-cell table:style-name="t2.F3" office:value-type="string">
            <text:p text:style-name="P15">$2-64</text:p>
            <text:p text:style-name="P15">$2-74</text:p>
            <text:p text:style-name="P15">$2-84</text:p>
          </table:table-cell>
        </table:table-row>
        <table:table-row>
          <table:table-cell table:style-name="t2.A3" office:value-type="string">
            <text:p text:style-name="P17">Среднее значение показаний, <text:span text:style-name="T35">H</text:span><text:span text:style-name="T31">*</text:span><text:span text:style-name="T39">i</text:span><text:span text:style-name="T37">(10) мкЗв/ч</text:span></text:p>
          </table:table-cell>
          <table:table-cell table:style-name="t2.B3" office:value-type="string">
            <text:p text:style-name="P15">$2-00</text:p>
          </table:table-cell>
          <table:table-cell table:style-name="t2.B3" office:value-type="string">
            <text:p text:style-name="P15">$2-01</text:p>
          </table:table-cell>
          <table:table-cell table:style-name="t2.B3" office:value-type="string">
            <text:p text:style-name="P15">$2-02</text:p>
          </table:table-cell>
          <table:table-cell table:style-name="t2.B3" office:value-type="string">
            <text:p text:style-name="P15">$2-03</text:p>
          </table:table-cell>
          <table:table-cell table:style-name="t2.F3" office:value-type="string">
            <text:p text:style-name="P15">$2-04</text:p>
          </table:table-cell>
        </table:table-row>
        <table:table-row>
          <table:table-cell table:style-name="t2.A3" office:value-type="string">
            <text:p text:style-name="P17">Результат измерения мощности дозы в поверяемой точке</text:p>
            <text:p text:style-name="P16"><text:span text:style-name="T34">H</text:span><text:span text:style-name="T31">*</text:span><text:span text:style-name="T40">пр</text:span><text:span text:style-name="T41">i</text:span><text:span text:style-name="T37">(10) мкЗв/ч</text:span></text:p>
          </table:table-cell>
          <table:table-cell table:style-name="t2.B3" office:value-type="string">
            <text:p text:style-name="P13"/>
          </table:table-cell>
          <table:table-cell table:style-name="t2.B3" office:value-type="string">
            <text:p text:style-name="P15">$2-n21</text:p>
          </table:table-cell>
          <table:table-cell table:style-name="t2.B3" office:value-type="string">
            <text:p text:style-name="P15">$2-n22</text:p>
          </table:table-cell>
          <table:table-cell table:style-name="t2.B3" office:value-type="string">
            <text:p text:style-name="P15">$2-n23</text:p>
          </table:table-cell>
          <table:table-cell table:style-name="t2.F3" office:value-type="string">
            <text:p text:style-name="P15">$2-n24</text:p>
          </table:table-cell>
        </table:table-row>
        <table:table-row>
          <table:table-cell table:style-name="t2.A3" office:value-type="string">
            <text:p text:style-name="P14">Основная относительная погрешность измерения, <text:s/><text:span text:style-name="T12">θ</text:span><text:span text:style-name="T16">пр</text:span><text:span text:style-name="T14">i</text:span>, %</text:p>
          </table:table-cell>
          <table:table-cell table:style-name="t2.B3" office:value-type="string">
            <text:p text:style-name="P13"/>
          </table:table-cell>
          <table:table-cell table:style-name="t2.B3" office:value-type="string">
            <text:p text:style-name="P15">$2-n31</text:p>
          </table:table-cell>
          <table:table-cell table:style-name="t2.B3" office:value-type="string">
            <text:p text:style-name="P15">$2-n32</text:p>
          </table:table-cell>
          <table:table-cell table:style-name="t2.B3" office:value-type="string">
            <text:p text:style-name="P15">$2-n33</text:p>
          </table:table-cell>
          <table:table-cell table:style-name="t2.F3" office:value-type="string">
            <text:p text:style-name="P15">$2-n34</text:p>
          </table:table-cell>
        </table:table-row>
        <table:table-row>
          <table:table-cell table:style-name="t2.A3" office:value-type="string">
            <text:p text:style-name="P14">Доверительная граница основной относительной погрешности, <text:span text:style-name="T45">Δ</text:span><text:span text:style-name="T15">i</text:span>, %</text:p>
          </table:table-cell>
          <table:table-cell table:style-name="t2.B3" office:value-type="string">
            <text:p text:style-name="P13"/>
            <text:p text:style-name="P12"/>
          </table:table-cell>
          <table:table-cell table:style-name="t2.B3" office:value-type="string">
            <text:p text:style-name="P15">$2-n41</text:p>
          </table:table-cell>
          <table:table-cell table:style-name="t2.B3" office:value-type="string">
            <text:p text:style-name="P15">$2-n42</text:p>
          </table:table-cell>
          <table:table-cell table:style-name="t2.B3" office:value-type="string">
            <text:p text:style-name="P15">$2-n43</text:p>
          </table:table-cell>
          <table:table-cell table:style-name="t2.F3" office:value-type="string">
            <text:p text:style-name="P15">$2-n44</text:p>
          </table:table-cell>
        </table:table-row>
        <table:table-row table:style-name="t2.8">
          <table:table-cell table:style-name="t2.A8" office:value-type="string">
            <text:p text:style-name="P44"><text:span text:style-name="T19">Пределосновной </text:span>относительной погрешности , %</text:p>
          </table:table-cell>
          <table:table-cell table:style-name="t2.B8" office:value-type="string">
            <text:p text:style-name="P13"/>
          </table:table-cell>
          <table:table-cell table:style-name="t2.C8" table:number-columns-spanned="4" office:value-type="string">
            <text:p text:style-name="P13">±<text:span text:style-name="T17">20</text:span></text:p>
          </table:table-cell>
          <table:covered-table-cell/>
          <table:covered-table-cell/>
          <table:covered-table-cell/>
        </table:table-row>
      </table:table>
      <table:table table:name="t3" table:style-name="t3">
        <table:table-column table:style-name="t3.A"/>
        <table:table-column table:style-name="t3.B"/>
        <table:table-column table:style-name="t3.C" table:number-columns-repeated="3"/>
        <table:table-column table:style-name="t3.F"/>
        <table:table-row>
          <table:table-cell table:style-name="t3.A1" table:number-columns-spanned="6" office:value-type="string">
            <text:p text:style-name="P40"><text:span text:style-name="T11">Блок детектирования </text:span>нейтронного излучения с БДКН-04 № <text:span text:style-name="T11">$bd_num3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office:value-type="string">
            <text:p text:style-name="P13"><text:span text:style-name="T17">Мощность дозы</text:span> в поверяемой точке</text:p>
            <text:p text:style-name="P22"><text:span text:style-name="T33">H*</text:span><text:span text:style-name="T38">oi</text:span><text:span text:style-name="T36">(10)</text:span></text:p>
          </table:table-cell>
          <table:table-cell table:style-name="t3.B2" office:value-type="string">
            <text:p text:style-name="P12">Фон</text:p>
            <text:p text:style-name="P12"><text:span text:style-name="T10">R=</text:span>2<text:span text:style-name="T10">,0</text:span>м</text:p>
          </table:table-cell>
          <table:table-cell table:style-name="t3.B2" office:value-type="string">
            <text:p text:style-name="P13">ИБН-<text:span text:style-name="T10">8-3</text:span></text:p>
            <text:p text:style-name="P12">№<text:span text:style-name="T10">027</text:span></text:p>
            <text:p text:style-name="P12"><text:span text:style-name="T10">R=2,0</text:span>м</text:p>
            <text:p text:style-name="P12"><text:span text:style-name="T10">B(R)=0,</text:span>866</text:p>
            <text:p text:style-name="P12"><text:span text:style-name="T33">H</text:span><text:span text:style-name="T30">*</text:span><text:span text:style-name="T38">oi</text:span><text:span text:style-name="T36">(10)</text:span><text:span text:style-name="T10">=</text:span><text:span text:style-name="T17">8,3</text:span></text:p>
            <text:p text:style-name="P3">1-10</text:p>
          </table:table-cell>
          <table:table-cell table:style-name="t3.B2" office:value-type="string">
            <text:p text:style-name="P13">ИБН-<text:span text:style-name="T10">8-6</text:span></text:p>
            <text:p text:style-name="P12">№0<text:span text:style-name="T10">10</text:span></text:p>
            <text:p text:style-name="P12"><text:span text:style-name="T10">R=2,0</text:span>м</text:p>
            <text:p text:style-name="P12"><text:span text:style-name="T10">B(R)=0,</text:span>866</text:p>
            <text:p text:style-name="P12"><text:span text:style-name="T33">H</text:span><text:span text:style-name="T30">*</text:span><text:span text:style-name="T38">oi</text:span><text:span text:style-name="T36">(10)</text:span><text:span text:style-name="T10">=</text:span><text:span text:style-name="T17">80</text:span></text:p>
            <text:p text:style-name="P15">20-100</text:p>
          </table:table-cell>
          <table:table-cell table:style-name="t3.B2" office:value-type="string">
            <text:p text:style-name="P42">ИБН-8-6</text:p>
            <text:p text:style-name="P41">№<text:span text:style-name="T10">010</text:span></text:p>
            <text:p text:style-name="P41"><text:span text:style-name="T10">R=1,0</text:span>м</text:p>
            <text:p text:style-name="P41"><text:span text:style-name="T10">B(R)=0,</text:span>957</text:p>
            <text:p text:style-name="P41"><text:span text:style-name="T33">H</text:span><text:span text:style-name="T30">*</text:span><text:span text:style-name="T38">oi</text:span><text:span text:style-name="T36">(10)</text:span><text:span text:style-name="T10">=</text:span><text:span text:style-name="T17">331</text:span></text:p>
            <text:p text:style-name="P43">2<text:span text:style-name="T46">·</text:span>10<text:span text:style-name="T43">2</text:span>-10<text:span text:style-name="T43">3</text:span></text:p>
          </table:table-cell>
          <table:table-cell table:style-name="t3.F2" office:value-type="string">
            <text:p text:style-name="P42">ИБН-8-6</text:p>
            <text:p text:style-name="P41">№<text:span text:style-name="T10">010</text:span></text:p>
            <text:p text:style-name="P41"><text:span text:style-name="T10">R=0,5</text:span>м</text:p>
            <text:p text:style-name="P41"><text:span text:style-name="T10">B(R)=0,9</text:span>91</text:p>
            <text:p text:style-name="P41"><text:span text:style-name="T33">H</text:span><text:span text:style-name="T30">*</text:span><text:span text:style-name="T38">oi</text:span><text:span text:style-name="T36">(10)</text:span><text:span text:style-name="T10">=</text:span><text:span text:style-name="T17">1434</text:span></text:p>
            <text:p text:style-name="P43">2<text:span text:style-name="T46">·</text:span>10<text:span text:style-name="T43">3</text:span>-10<text:span text:style-name="T43">4</text:span></text:p>
          </table:table-cell>
        </table:table-row>
        <table:table-row>
          <table:table-cell table:style-name="t3.A3" office:value-type="string">
            <text:p text:style-name="P17">Показания прибора в поверяемой точке</text:p>
            <text:p text:style-name="P16"><text:span text:style-name="T34">H</text:span><text:span text:style-name="T31">*</text:span><text:span text:style-name="T39">i</text:span><text:span text:style-name="T37">(10) мкЗв/ч, </text:span><text:span text:style-name="T44">±δ</text:span><text:span text:style-name="T13">ст</text:span>, %</text:p>
          </table:table-cell>
          <table:table-cell table:style-name="t3.B3" office:value-type="string">
            <text:p text:style-name="P13"/>
          </table:table-cell>
          <table:table-cell table:style-name="t3.B3" office:value-type="string">
            <text:p text:style-name="P15">$3-61</text:p>
            <text:p text:style-name="P15">$3-71</text:p>
            <text:p text:style-name="P15">$3-81</text:p>
          </table:table-cell>
          <table:table-cell table:style-name="t3.B3" office:value-type="string">
            <text:p text:style-name="P15">$3-62</text:p>
            <text:p text:style-name="P15">$3-72</text:p>
            <text:p text:style-name="P15">$3-82</text:p>
          </table:table-cell>
          <table:table-cell table:style-name="t3.B3" office:value-type="string">
            <text:p text:style-name="P15">$3-63</text:p>
            <text:p text:style-name="P15">$3-73</text:p>
            <text:p text:style-name="P15">$3-83</text:p>
          </table:table-cell>
          <table:table-cell table:style-name="t3.F3" office:value-type="string">
            <text:p text:style-name="P15">$3-64</text:p>
            <text:p text:style-name="P15">$3-74</text:p>
            <text:p text:style-name="P15">$3-84</text:p>
          </table:table-cell>
        </table:table-row>
        <table:table-row>
          <table:table-cell table:style-name="t3.A3" office:value-type="string">
            <text:p text:style-name="P17">Среднее значение показаний, <text:span text:style-name="T35">H</text:span><text:span text:style-name="T31">*</text:span><text:span text:style-name="T39">i</text:span><text:span text:style-name="T37">(10) мкЗв/ч</text:span></text:p>
          </table:table-cell>
          <table:table-cell table:style-name="t3.B3" office:value-type="string">
            <text:p text:style-name="P15">$3-00</text:p>
          </table:table-cell>
          <table:table-cell table:style-name="t3.B3" office:value-type="string">
            <text:p text:style-name="P15">$3-01</text:p>
          </table:table-cell>
          <table:table-cell table:style-name="t3.B3" office:value-type="string">
            <text:p text:style-name="P15">$3-02</text:p>
          </table:table-cell>
          <table:table-cell table:style-name="t3.B3" office:value-type="string">
            <text:p text:style-name="P15">$3-03</text:p>
          </table:table-cell>
          <table:table-cell table:style-name="t3.F3" office:value-type="string">
            <text:p text:style-name="P15">$3-04</text:p>
          </table:table-cell>
        </table:table-row>
        <table:table-row>
          <table:table-cell table:style-name="t3.A3" office:value-type="string">
            <text:p text:style-name="P17">Результат измерения мощности дозы в поверяемой точке</text:p>
            <text:p text:style-name="P16"><text:span text:style-name="T34">H</text:span><text:span text:style-name="T31">*</text:span><text:span text:style-name="T40">пр</text:span><text:span text:style-name="T41">i</text:span><text:span text:style-name="T37">(10) мкЗв/ч</text:span></text:p>
          </table:table-cell>
          <table:table-cell table:style-name="t3.B3" office:value-type="string">
            <text:p text:style-name="P13"/>
          </table:table-cell>
          <table:table-cell table:style-name="t3.B3" office:value-type="string">
            <text:p text:style-name="P15">$3-n21</text:p>
          </table:table-cell>
          <table:table-cell table:style-name="t3.B3" office:value-type="string">
            <text:p text:style-name="P15">$3-n22</text:p>
          </table:table-cell>
          <table:table-cell table:style-name="t3.B3" office:value-type="string">
            <text:p text:style-name="P15">$3-n23</text:p>
          </table:table-cell>
          <table:table-cell table:style-name="t3.F3" office:value-type="string">
            <text:p text:style-name="P15">$3-n24</text:p>
          </table:table-cell>
        </table:table-row>
        <table:table-row>
          <table:table-cell table:style-name="t3.A3" office:value-type="string">
            <text:p text:style-name="P14">Основная относительная погрешность измерения, <text:s/><text:span text:style-name="T12">θ</text:span><text:span text:style-name="T16">пр</text:span><text:span text:style-name="T14">i</text:span>, %</text:p>
          </table:table-cell>
          <table:table-cell table:style-name="t3.B3" office:value-type="string">
            <text:p text:style-name="P13"/>
          </table:table-cell>
          <table:table-cell table:style-name="t3.B3" office:value-type="string">
            <text:p text:style-name="P15">$3-n31</text:p>
          </table:table-cell>
          <table:table-cell table:style-name="t3.B3" office:value-type="string">
            <text:p text:style-name="P15">$3-n32</text:p>
          </table:table-cell>
          <table:table-cell table:style-name="t3.B3" office:value-type="string">
            <text:p text:style-name="P15">$3-n33</text:p>
          </table:table-cell>
          <table:table-cell table:style-name="t3.F3" office:value-type="string">
            <text:p text:style-name="P15">$3-n34</text:p>
          </table:table-cell>
        </table:table-row>
        <table:table-row>
          <table:table-cell table:style-name="t3.A3" office:value-type="string">
            <text:p text:style-name="P14">Доверительная граница основной относительной погрешности, <text:span text:style-name="T45">Δ</text:span><text:span text:style-name="T15">i</text:span>, %</text:p>
          </table:table-cell>
          <table:table-cell table:style-name="t3.B3" office:value-type="string">
            <text:p text:style-name="P13"/>
            <text:p text:style-name="P12"/>
          </table:table-cell>
          <table:table-cell table:style-name="t3.B3" office:value-type="string">
            <text:p text:style-name="P15">$3-n41</text:p>
          </table:table-cell>
          <table:table-cell table:style-name="t3.B3" office:value-type="string">
            <text:p text:style-name="P15">$3-n42</text:p>
          </table:table-cell>
          <table:table-cell table:style-name="t3.B3" office:value-type="string">
            <text:p text:style-name="P15">$3-n43</text:p>
          </table:table-cell>
          <table:table-cell table:style-name="t3.F3" office:value-type="string">
            <text:p text:style-name="P15">$3-n44</text:p>
          </table:table-cell>
        </table:table-row>
        <table:table-row table:style-name="t3.8">
          <table:table-cell table:style-name="t3.A8" office:value-type="string">
            <text:p text:style-name="P44"><text:span text:style-name="T19">Пределосновной </text:span>относительной погрешности , %</text:p>
          </table:table-cell>
          <table:table-cell table:style-name="t3.B8" office:value-type="string">
            <text:p text:style-name="P13"/>
          </table:table-cell>
          <table:table-cell table:style-name="t3.C8" table:number-columns-spanned="4" office:value-type="string">
            <text:p text:style-name="P13">±<text:span text:style-name="T17">20</text:span></text:p>
          </table:table-cell>
          <table:covered-table-cell/>
          <table:covered-table-cell/>
          <table:covered-table-cell/>
        </table:table-row>
      </table:table>
      <table:table table:name="t4" table:style-name="t4">
        <table:table-column table:style-name="t4.A"/>
        <table:table-column table:style-name="t4.B"/>
        <table:table-column table:style-name="t4.C" table:number-columns-repeated="3"/>
        <table:table-column table:style-name="t4.F"/>
        <text:soft-page-break/>
        <table:table-row>
          <table:table-cell table:style-name="t4.A1" table:number-columns-spanned="6" office:value-type="string">
            <text:p text:style-name="P40"><text:span text:style-name="T11">Блок детектирования </text:span>нейтронного излучения с БДКН-04 № <text:span text:style-name="T11">$bd_num4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office:value-type="string">
            <text:p text:style-name="P13"><text:span text:style-name="T17">Мощность дозы</text:span> в поверяемой точке</text:p>
            <text:p text:style-name="P22"><text:span text:style-name="T33">H*</text:span><text:span text:style-name="T38">oi</text:span><text:span text:style-name="T36">(10)</text:span></text:p>
          </table:table-cell>
          <table:table-cell table:style-name="t4.B2" office:value-type="string">
            <text:p text:style-name="P12">Фон</text:p>
            <text:p text:style-name="P12"><text:span text:style-name="T10">R=</text:span>2<text:span text:style-name="T10">,0</text:span>м</text:p>
          </table:table-cell>
          <table:table-cell table:style-name="t4.B2" office:value-type="string">
            <text:p text:style-name="P13">ИБН-<text:span text:style-name="T10">8-3</text:span></text:p>
            <text:p text:style-name="P12">№<text:span text:style-name="T10">027</text:span></text:p>
            <text:p text:style-name="P12"><text:span text:style-name="T10">R=2,0</text:span>м</text:p>
            <text:p text:style-name="P12"><text:span text:style-name="T10">B(R)=0,</text:span>866</text:p>
            <text:p text:style-name="P12"><text:span text:style-name="T33">H</text:span><text:span text:style-name="T30">*</text:span><text:span text:style-name="T38">oi</text:span><text:span text:style-name="T36">(10)</text:span><text:span text:style-name="T10">=</text:span><text:span text:style-name="T17">8,3</text:span></text:p>
            <text:p text:style-name="P3">1-10</text:p>
          </table:table-cell>
          <table:table-cell table:style-name="t4.B2" office:value-type="string">
            <text:p text:style-name="P13">ИБН-<text:span text:style-name="T10">8-6</text:span></text:p>
            <text:p text:style-name="P12">№0<text:span text:style-name="T10">10</text:span></text:p>
            <text:p text:style-name="P12"><text:span text:style-name="T10">R=2,0</text:span>м</text:p>
            <text:p text:style-name="P12"><text:span text:style-name="T10">B(R)=0,</text:span>866</text:p>
            <text:p text:style-name="P12"><text:span text:style-name="T33">H</text:span><text:span text:style-name="T30">*</text:span><text:span text:style-name="T38">oi</text:span><text:span text:style-name="T36">(10)</text:span><text:span text:style-name="T10">=</text:span><text:span text:style-name="T17">80</text:span></text:p>
            <text:p text:style-name="P15">20-100</text:p>
          </table:table-cell>
          <table:table-cell table:style-name="t4.B2" office:value-type="string">
            <text:p text:style-name="P42">ИБН-8-6</text:p>
            <text:p text:style-name="P41">№<text:span text:style-name="T10">010</text:span></text:p>
            <text:p text:style-name="P41"><text:span text:style-name="T10">R=1,0</text:span>м</text:p>
            <text:p text:style-name="P41"><text:span text:style-name="T10">B(R)=0,</text:span>957</text:p>
            <text:p text:style-name="P41"><text:span text:style-name="T33">H</text:span><text:span text:style-name="T30">*</text:span><text:span text:style-name="T38">oi</text:span><text:span text:style-name="T36">(10)</text:span><text:span text:style-name="T10">=</text:span><text:span text:style-name="T17">331</text:span></text:p>
            <text:p text:style-name="P43">2<text:span text:style-name="T46">·</text:span>10<text:span text:style-name="T43">2</text:span>-10<text:span text:style-name="T43">3</text:span></text:p>
          </table:table-cell>
          <table:table-cell table:style-name="t4.F2" office:value-type="string">
            <text:p text:style-name="P42">ИБН-8-6</text:p>
            <text:p text:style-name="P41">№<text:span text:style-name="T10">010</text:span></text:p>
            <text:p text:style-name="P41"><text:span text:style-name="T10">R=0,5</text:span>м</text:p>
            <text:p text:style-name="P41"><text:span text:style-name="T10">B(R)=0,9</text:span>91</text:p>
            <text:p text:style-name="P41"><text:span text:style-name="T33">H</text:span><text:span text:style-name="T30">*</text:span><text:span text:style-name="T38">oi</text:span><text:span text:style-name="T36">(10)</text:span><text:span text:style-name="T10">=</text:span><text:span text:style-name="T17">1434</text:span></text:p>
            <text:p text:style-name="P43">2<text:span text:style-name="T46">·</text:span>10<text:span text:style-name="T43">3</text:span>-10<text:span text:style-name="T43">4</text:span></text:p>
          </table:table-cell>
        </table:table-row>
        <table:table-row>
          <table:table-cell table:style-name="t4.A3" office:value-type="string">
            <text:p text:style-name="P17">Показания прибора в поверяемой точке</text:p>
            <text:p text:style-name="P16"><text:span text:style-name="T34">H</text:span><text:span text:style-name="T31">*</text:span><text:span text:style-name="T39">i</text:span><text:span text:style-name="T37">(10) мкЗв/ч, </text:span><text:span text:style-name="T44">±δ</text:span><text:span text:style-name="T13">ст</text:span>, %</text:p>
          </table:table-cell>
          <table:table-cell table:style-name="t4.B3" office:value-type="string">
            <text:p text:style-name="P13"/>
          </table:table-cell>
          <table:table-cell table:style-name="t4.B3" office:value-type="string">
            <text:p text:style-name="P15">$4-61</text:p>
            <text:p text:style-name="P15">$4-71</text:p>
            <text:p text:style-name="P15">$4-81</text:p>
          </table:table-cell>
          <table:table-cell table:style-name="t4.B3" office:value-type="string">
            <text:p text:style-name="P15">$4-62</text:p>
            <text:p text:style-name="P15">$4-72</text:p>
            <text:p text:style-name="P15">$4-82</text:p>
          </table:table-cell>
          <table:table-cell table:style-name="t4.B3" office:value-type="string">
            <text:p text:style-name="P15">$4-63</text:p>
            <text:p text:style-name="P15">$4-73</text:p>
            <text:p text:style-name="P15">$4-83</text:p>
          </table:table-cell>
          <table:table-cell table:style-name="t4.F3" office:value-type="string">
            <text:p text:style-name="P15">$4-64</text:p>
            <text:p text:style-name="P15">$4-74</text:p>
            <text:p text:style-name="P15">$4-84</text:p>
          </table:table-cell>
        </table:table-row>
        <table:table-row>
          <table:table-cell table:style-name="t4.A3" office:value-type="string">
            <text:p text:style-name="P17">Среднее значение показаний, <text:span text:style-name="T35">H</text:span><text:span text:style-name="T31">*</text:span><text:span text:style-name="T39">i</text:span><text:span text:style-name="T37">(10) мкЗв/ч</text:span></text:p>
          </table:table-cell>
          <table:table-cell table:style-name="t4.B3" office:value-type="string">
            <text:p text:style-name="P15">$4-00</text:p>
          </table:table-cell>
          <table:table-cell table:style-name="t4.B3" office:value-type="string">
            <text:p text:style-name="P15">$4-01</text:p>
          </table:table-cell>
          <table:table-cell table:style-name="t4.B3" office:value-type="string">
            <text:p text:style-name="P15">$4-02</text:p>
          </table:table-cell>
          <table:table-cell table:style-name="t4.B3" office:value-type="string">
            <text:p text:style-name="P15">$4-03</text:p>
          </table:table-cell>
          <table:table-cell table:style-name="t4.F3" office:value-type="string">
            <text:p text:style-name="P15">$4-04</text:p>
          </table:table-cell>
        </table:table-row>
        <table:table-row>
          <table:table-cell table:style-name="t4.A3" office:value-type="string">
            <text:p text:style-name="P17">Результат измерения мощности дозы в поверяемой точке</text:p>
            <text:p text:style-name="P16"><text:span text:style-name="T34">H</text:span><text:span text:style-name="T31">*</text:span><text:span text:style-name="T40">пр</text:span><text:span text:style-name="T41">i</text:span><text:span text:style-name="T37">(10) мкЗв/ч</text:span></text:p>
          </table:table-cell>
          <table:table-cell table:style-name="t4.B3" office:value-type="string">
            <text:p text:style-name="P13"/>
          </table:table-cell>
          <table:table-cell table:style-name="t4.B3" office:value-type="string">
            <text:p text:style-name="P15">$4-n21</text:p>
          </table:table-cell>
          <table:table-cell table:style-name="t4.B3" office:value-type="string">
            <text:p text:style-name="P15">$4-n22</text:p>
          </table:table-cell>
          <table:table-cell table:style-name="t4.B3" office:value-type="string">
            <text:p text:style-name="P15">$4-n23</text:p>
          </table:table-cell>
          <table:table-cell table:style-name="t4.F3" office:value-type="string">
            <text:p text:style-name="P15">$4-n24</text:p>
          </table:table-cell>
        </table:table-row>
        <table:table-row>
          <table:table-cell table:style-name="t4.A3" office:value-type="string">
            <text:p text:style-name="P14">Основная относительная погрешность измерения, <text:s/><text:span text:style-name="T12">θ</text:span><text:span text:style-name="T16">пр</text:span><text:span text:style-name="T14">i</text:span>, %</text:p>
          </table:table-cell>
          <table:table-cell table:style-name="t4.B3" office:value-type="string">
            <text:p text:style-name="P13"/>
          </table:table-cell>
          <table:table-cell table:style-name="t4.B3" office:value-type="string">
            <text:p text:style-name="P15">$4-n31</text:p>
          </table:table-cell>
          <table:table-cell table:style-name="t4.B3" office:value-type="string">
            <text:p text:style-name="P15">$4-n32</text:p>
          </table:table-cell>
          <table:table-cell table:style-name="t4.B3" office:value-type="string">
            <text:p text:style-name="P15">$4-n33</text:p>
          </table:table-cell>
          <table:table-cell table:style-name="t4.F3" office:value-type="string">
            <text:p text:style-name="P15">$4-n34</text:p>
          </table:table-cell>
        </table:table-row>
        <table:table-row>
          <table:table-cell table:style-name="t4.A3" office:value-type="string">
            <text:p text:style-name="P14">Доверительная граница основной относительной погрешности, <text:span text:style-name="T45">Δ</text:span><text:span text:style-name="T15">i</text:span>, %</text:p>
          </table:table-cell>
          <table:table-cell table:style-name="t4.B3" office:value-type="string">
            <text:p text:style-name="P13"/>
            <text:p text:style-name="P12"/>
          </table:table-cell>
          <table:table-cell table:style-name="t4.B3" office:value-type="string">
            <text:p text:style-name="P15">$4-n41</text:p>
          </table:table-cell>
          <table:table-cell table:style-name="t4.B3" office:value-type="string">
            <text:p text:style-name="P15">$4-n42</text:p>
          </table:table-cell>
          <table:table-cell table:style-name="t4.B3" office:value-type="string">
            <text:p text:style-name="P15">$4-n43</text:p>
          </table:table-cell>
          <table:table-cell table:style-name="t4.F3" office:value-type="string">
            <text:p text:style-name="P15">$4-n44</text:p>
          </table:table-cell>
        </table:table-row>
        <table:table-row table:style-name="t4.8">
          <table:table-cell table:style-name="t4.A8" office:value-type="string">
            <text:p text:style-name="P44"><text:span text:style-name="T19">Пределосновной </text:span>относительной погрешности , %</text:p>
          </table:table-cell>
          <table:table-cell table:style-name="t4.B8" office:value-type="string">
            <text:p text:style-name="P13"/>
          </table:table-cell>
          <table:table-cell table:style-name="t4.C8" table:number-columns-spanned="4" office:value-type="string">
            <text:p text:style-name="P13">±<text:span text:style-name="T17">20</text:span></text:p>
          </table:table-cell>
          <table:covered-table-cell/>
          <table:covered-table-cell/>
          <table:covered-table-cell/>
        </table:table-row>
      </table:table>
      <table:table table:name="t5" table:style-name="t5">
        <table:table-column table:style-name="t5.A"/>
        <table:table-column table:style-name="t5.B"/>
        <table:table-column table:style-name="t5.C" table:number-columns-repeated="3"/>
        <table:table-column table:style-name="t5.F"/>
        <table:table-row>
          <table:table-cell table:style-name="t5.A1" table:number-columns-spanned="6" office:value-type="string">
            <text:p text:style-name="P40"><text:span text:style-name="T11">Блок детектирования </text:span>нейтронного излучения с БДКН-04 № <text:span text:style-name="T11">$bd_num5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office:value-type="string">
            <text:p text:style-name="P13"><text:span text:style-name="T17">Мощность дозы</text:span> в поверяемой точке</text:p>
            <text:p text:style-name="P22"><text:span text:style-name="T33">H*</text:span><text:span text:style-name="T38">oi</text:span><text:span text:style-name="T36">(10)</text:span></text:p>
          </table:table-cell>
          <table:table-cell table:style-name="t5.B2" office:value-type="string">
            <text:p text:style-name="P12">Фон</text:p>
            <text:p text:style-name="P12"><text:span text:style-name="T10">R=</text:span>2<text:span text:style-name="T10">,0</text:span>м</text:p>
          </table:table-cell>
          <table:table-cell table:style-name="t5.B2" office:value-type="string">
            <text:p text:style-name="P13">ИБН-<text:span text:style-name="T10">8-3</text:span></text:p>
            <text:p text:style-name="P12">№<text:span text:style-name="T10">027</text:span></text:p>
            <text:p text:style-name="P12"><text:span text:style-name="T10">R=2,0</text:span>м</text:p>
            <text:p text:style-name="P12"><text:span text:style-name="T10">B(R)=0,</text:span>866</text:p>
            <text:p text:style-name="P12"><text:span text:style-name="T33">H</text:span><text:span text:style-name="T30">*</text:span><text:span text:style-name="T38">oi</text:span><text:span text:style-name="T36">(10)</text:span><text:span text:style-name="T10">=</text:span><text:span text:style-name="T17">8,3</text:span></text:p>
            <text:p text:style-name="P3">1-10</text:p>
          </table:table-cell>
          <table:table-cell table:style-name="t5.B2" office:value-type="string">
            <text:p text:style-name="P13">ИБН-<text:span text:style-name="T10">8-6</text:span></text:p>
            <text:p text:style-name="P12">№0<text:span text:style-name="T10">10</text:span></text:p>
            <text:p text:style-name="P12"><text:span text:style-name="T10">R=2,0</text:span>м</text:p>
            <text:p text:style-name="P12"><text:span text:style-name="T10">B(R)=0,</text:span>866</text:p>
            <text:p text:style-name="P12"><text:span text:style-name="T33">H</text:span><text:span text:style-name="T30">*</text:span><text:span text:style-name="T38">oi</text:span><text:span text:style-name="T36">(10)</text:span><text:span text:style-name="T10">=</text:span><text:span text:style-name="T17">80</text:span></text:p>
            <text:p text:style-name="P15">20-100</text:p>
          </table:table-cell>
          <table:table-cell table:style-name="t5.B2" office:value-type="string">
            <text:p text:style-name="P42">ИБН-8-6</text:p>
            <text:p text:style-name="P41">№<text:span text:style-name="T10">010</text:span></text:p>
            <text:p text:style-name="P41"><text:span text:style-name="T10">R=1,0</text:span>м</text:p>
            <text:p text:style-name="P41"><text:span text:style-name="T10">B(R)=0,</text:span>957</text:p>
            <text:p text:style-name="P41"><text:span text:style-name="T33">H</text:span><text:span text:style-name="T30">*</text:span><text:span text:style-name="T38">oi</text:span><text:span text:style-name="T36">(10)</text:span><text:span text:style-name="T10">=</text:span><text:span text:style-name="T17">331</text:span></text:p>
            <text:p text:style-name="P43">2<text:span text:style-name="T46">·</text:span>10<text:span text:style-name="T43">2</text:span>-10<text:span text:style-name="T43">3</text:span></text:p>
          </table:table-cell>
          <table:table-cell table:style-name="t5.F2" office:value-type="string">
            <text:p text:style-name="P42">ИБН-8-6</text:p>
            <text:p text:style-name="P41">№<text:span text:style-name="T10">010</text:span></text:p>
            <text:p text:style-name="P41"><text:span text:style-name="T10">R=0,5</text:span>м</text:p>
            <text:p text:style-name="P41"><text:span text:style-name="T10">B(R)=0,9</text:span>91</text:p>
            <text:p text:style-name="P41"><text:span text:style-name="T33">H</text:span><text:span text:style-name="T30">*</text:span><text:span text:style-name="T38">oi</text:span><text:span text:style-name="T36">(10)</text:span><text:span text:style-name="T10">=</text:span><text:span text:style-name="T17">1434</text:span></text:p>
            <text:p text:style-name="P43">2<text:span text:style-name="T46">·</text:span>10<text:span text:style-name="T43">3</text:span>-10<text:span text:style-name="T43">4</text:span></text:p>
          </table:table-cell>
        </table:table-row>
        <table:table-row>
          <table:table-cell table:style-name="t5.A3" office:value-type="string">
            <text:p text:style-name="P17">Показания прибора в поверяемой точке</text:p>
            <text:p text:style-name="P16"><text:span text:style-name="T34">H</text:span><text:span text:style-name="T31">*</text:span><text:span text:style-name="T39">i</text:span><text:span text:style-name="T37">(10) мкЗв/ч, </text:span><text:span text:style-name="T44">±δ</text:span><text:span text:style-name="T13">ст</text:span>, %</text:p>
          </table:table-cell>
          <table:table-cell table:style-name="t5.B3" office:value-type="string">
            <text:p text:style-name="P13"/>
          </table:table-cell>
          <table:table-cell table:style-name="t5.B3" office:value-type="string">
            <text:p text:style-name="P15">$5-61</text:p>
            <text:p text:style-name="P15">$5-71</text:p>
            <text:p text:style-name="P15">$5-81</text:p>
          </table:table-cell>
          <table:table-cell table:style-name="t5.B3" office:value-type="string">
            <text:p text:style-name="P15">$5-62</text:p>
            <text:p text:style-name="P15">$5-72</text:p>
            <text:p text:style-name="P15">$5-82</text:p>
          </table:table-cell>
          <table:table-cell table:style-name="t5.B3" office:value-type="string">
            <text:p text:style-name="P15">$5-63</text:p>
            <text:p text:style-name="P15">$5-73</text:p>
            <text:p text:style-name="P15">$5-83</text:p>
          </table:table-cell>
          <table:table-cell table:style-name="t5.F3" office:value-type="string">
            <text:p text:style-name="P15">$5-64</text:p>
            <text:p text:style-name="P15">$5-74</text:p>
            <text:p text:style-name="P15">$5-84</text:p>
          </table:table-cell>
        </table:table-row>
        <table:table-row>
          <table:table-cell table:style-name="t5.A3" office:value-type="string">
            <text:p text:style-name="P17">Среднее значение показаний, <text:span text:style-name="T35">H</text:span><text:span text:style-name="T31">*</text:span><text:span text:style-name="T39">i</text:span><text:span text:style-name="T37">(10) мкЗв/ч</text:span></text:p>
          </table:table-cell>
          <table:table-cell table:style-name="t5.B3" office:value-type="string">
            <text:p text:style-name="P15">$5-00</text:p>
          </table:table-cell>
          <table:table-cell table:style-name="t5.B3" office:value-type="string">
            <text:p text:style-name="P15">$5-01</text:p>
          </table:table-cell>
          <table:table-cell table:style-name="t5.B3" office:value-type="string">
            <text:p text:style-name="P15">$5-02</text:p>
          </table:table-cell>
          <table:table-cell table:style-name="t5.B3" office:value-type="string">
            <text:p text:style-name="P15">$5-03</text:p>
          </table:table-cell>
          <table:table-cell table:style-name="t5.F3" office:value-type="string">
            <text:p text:style-name="P15">$5-04</text:p>
          </table:table-cell>
        </table:table-row>
        <table:table-row>
          <table:table-cell table:style-name="t5.A3" office:value-type="string">
            <text:p text:style-name="P17">Результат измерения мощности дозы в поверяемой точке</text:p>
            <text:p text:style-name="P16"><text:span text:style-name="T34">H</text:span><text:span text:style-name="T31">*</text:span><text:span text:style-name="T40">пр</text:span><text:span text:style-name="T41">i</text:span><text:span text:style-name="T37">(10) мкЗв/ч</text:span></text:p>
          </table:table-cell>
          <table:table-cell table:style-name="t5.B3" office:value-type="string">
            <text:p text:style-name="P13"/>
          </table:table-cell>
          <table:table-cell table:style-name="t5.B3" office:value-type="string">
            <text:p text:style-name="P15">$5-n21</text:p>
          </table:table-cell>
          <table:table-cell table:style-name="t5.B3" office:value-type="string">
            <text:p text:style-name="P15">$5-n22</text:p>
          </table:table-cell>
          <table:table-cell table:style-name="t5.B3" office:value-type="string">
            <text:p text:style-name="P15">$5-n23</text:p>
          </table:table-cell>
          <table:table-cell table:style-name="t5.F3" office:value-type="string">
            <text:p text:style-name="P15">$5-n24</text:p>
          </table:table-cell>
        </table:table-row>
        <table:table-row>
          <table:table-cell table:style-name="t5.A3" office:value-type="string">
            <text:p text:style-name="P14">Основная относительная погрешность измерения, <text:s/><text:span text:style-name="T12">θ</text:span><text:span text:style-name="T16">пр</text:span><text:span text:style-name="T14">i</text:span>, %</text:p>
          </table:table-cell>
          <table:table-cell table:style-name="t5.B3" office:value-type="string">
            <text:p text:style-name="P13"/>
          </table:table-cell>
          <table:table-cell table:style-name="t5.B3" office:value-type="string">
            <text:p text:style-name="P15">$5-n31</text:p>
          </table:table-cell>
          <table:table-cell table:style-name="t5.B3" office:value-type="string">
            <text:p text:style-name="P15">$5-n32</text:p>
          </table:table-cell>
          <table:table-cell table:style-name="t5.B3" office:value-type="string">
            <text:p text:style-name="P15">$5-n33</text:p>
          </table:table-cell>
          <table:table-cell table:style-name="t5.F3" office:value-type="string">
            <text:p text:style-name="P15">$5-n34</text:p>
          </table:table-cell>
        </table:table-row>
        <table:table-row>
          <table:table-cell table:style-name="t5.A3" office:value-type="string">
            <text:p text:style-name="P14">Доверительная граница основной относительной погрешности, <text:span text:style-name="T45">Δ</text:span><text:span text:style-name="T15">i</text:span>, %</text:p>
          </table:table-cell>
          <table:table-cell table:style-name="t5.B3" office:value-type="string">
            <text:p text:style-name="P13"/>
            <text:p text:style-name="P12"/>
          </table:table-cell>
          <table:table-cell table:style-name="t5.B3" office:value-type="string">
            <text:p text:style-name="P15">$5-n41</text:p>
          </table:table-cell>
          <table:table-cell table:style-name="t5.B3" office:value-type="string">
            <text:p text:style-name="P15">$5-n42</text:p>
          </table:table-cell>
          <table:table-cell table:style-name="t5.B3" office:value-type="string">
            <text:p text:style-name="P15">$5-n43</text:p>
          </table:table-cell>
          <table:table-cell table:style-name="t5.F3" office:value-type="string">
            <text:p text:style-name="P15">$5-n44</text:p>
          </table:table-cell>
        </table:table-row>
        <table:table-row table:style-name="t5.8">
          <table:table-cell table:style-name="t5.A8" office:value-type="string">
            <text:p text:style-name="P44"><text:span text:style-name="T19">Пределосновной </text:span>относительной погрешности , %</text:p>
          </table:table-cell>
          <table:table-cell table:style-name="t5.B8" office:value-type="string">
            <text:p text:style-name="P13"/>
          </table:table-cell>
          <table:table-cell table:style-name="t5.C8" table:number-columns-spanned="4" office:value-type="string">
            <text:p text:style-name="P13">±<text:span text:style-name="T17">20</text:span></text:p>
          </table:table-cell>
          <table:covered-table-cell/>
          <table:covered-table-cell/>
          <table:covered-table-cell/>
        </table:table-row>
      </table:table>
      <table:table table:name="t6" table:style-name="t6">
        <table:table-column table:style-name="t6.A"/>
        <table:table-column table:style-name="t6.B"/>
        <table:table-column table:style-name="t6.C" table:number-columns-repeated="3"/>
        <table:table-column table:style-name="t6.F"/>
        <text:soft-page-break/>
        <table:table-row>
          <table:table-cell table:style-name="t6.A1" table:number-columns-spanned="6" office:value-type="string">
            <text:p text:style-name="P40"><text:span text:style-name="T11">Блок детектирования </text:span>нейтронного излучения с БДКН-04 № <text:span text:style-name="T11">$bd_num6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office:value-type="string">
            <text:p text:style-name="P13"><text:span text:style-name="T17">Мощность дозы</text:span> в поверяемой точке</text:p>
            <text:p text:style-name="P22"><text:span text:style-name="T33">H*</text:span><text:span text:style-name="T38">oi</text:span><text:span text:style-name="T36">(10)</text:span></text:p>
          </table:table-cell>
          <table:table-cell table:style-name="t6.B2" office:value-type="string">
            <text:p text:style-name="P12">Фон</text:p>
            <text:p text:style-name="P12"><text:span text:style-name="T10">R=</text:span>2<text:span text:style-name="T10">,0</text:span>м</text:p>
          </table:table-cell>
          <table:table-cell table:style-name="t6.B2" office:value-type="string">
            <text:p text:style-name="P13">ИБН-<text:span text:style-name="T10">8-3</text:span></text:p>
            <text:p text:style-name="P12">№<text:span text:style-name="T10">027</text:span></text:p>
            <text:p text:style-name="P12"><text:span text:style-name="T10">R=2,0</text:span>м</text:p>
            <text:p text:style-name="P12"><text:span text:style-name="T10">B(R)=0,</text:span>866</text:p>
            <text:p text:style-name="P12"><text:span text:style-name="T33">H</text:span><text:span text:style-name="T30">*</text:span><text:span text:style-name="T38">oi</text:span><text:span text:style-name="T36">(10)</text:span><text:span text:style-name="T10">=</text:span><text:span text:style-name="T17">8,3</text:span></text:p>
            <text:p text:style-name="P3">1-10</text:p>
          </table:table-cell>
          <table:table-cell table:style-name="t6.B2" office:value-type="string">
            <text:p text:style-name="P13">ИБН-<text:span text:style-name="T10">8-6</text:span></text:p>
            <text:p text:style-name="P12">№0<text:span text:style-name="T10">10</text:span></text:p>
            <text:p text:style-name="P12"><text:span text:style-name="T10">R=2,0</text:span>м</text:p>
            <text:p text:style-name="P12"><text:span text:style-name="T10">B(R)=0,</text:span>866</text:p>
            <text:p text:style-name="P12"><text:span text:style-name="T33">H</text:span><text:span text:style-name="T30">*</text:span><text:span text:style-name="T38">oi</text:span><text:span text:style-name="T36">(10)</text:span><text:span text:style-name="T10">=</text:span><text:span text:style-name="T17">80</text:span></text:p>
            <text:p text:style-name="P15">20-100</text:p>
          </table:table-cell>
          <table:table-cell table:style-name="t6.B2" office:value-type="string">
            <text:p text:style-name="P42">ИБН-8-6</text:p>
            <text:p text:style-name="P41">№<text:span text:style-name="T10">010</text:span></text:p>
            <text:p text:style-name="P41"><text:span text:style-name="T10">R=1,0</text:span>м</text:p>
            <text:p text:style-name="P41"><text:span text:style-name="T10">B(R)=0,</text:span>957</text:p>
            <text:p text:style-name="P41"><text:span text:style-name="T33">H</text:span><text:span text:style-name="T30">*</text:span><text:span text:style-name="T38">oi</text:span><text:span text:style-name="T36">(10)</text:span><text:span text:style-name="T10">=</text:span><text:span text:style-name="T17">331</text:span></text:p>
            <text:p text:style-name="P43">2<text:span text:style-name="T46">·</text:span>10<text:span text:style-name="T43">2</text:span>-10<text:span text:style-name="T43">3</text:span></text:p>
          </table:table-cell>
          <table:table-cell table:style-name="t6.F2" office:value-type="string">
            <text:p text:style-name="P42">ИБН-8-6</text:p>
            <text:p text:style-name="P41">№<text:span text:style-name="T10">010</text:span></text:p>
            <text:p text:style-name="P41"><text:span text:style-name="T10">R=0,5</text:span>м</text:p>
            <text:p text:style-name="P41"><text:span text:style-name="T10">B(R)=0,9</text:span>91</text:p>
            <text:p text:style-name="P41"><text:span text:style-name="T33">H</text:span><text:span text:style-name="T30">*</text:span><text:span text:style-name="T38">oi</text:span><text:span text:style-name="T36">(10)</text:span><text:span text:style-name="T10">=</text:span><text:span text:style-name="T17">1434</text:span></text:p>
            <text:p text:style-name="P43">2<text:span text:style-name="T46">·</text:span>10<text:span text:style-name="T43">3</text:span>-10<text:span text:style-name="T43">4</text:span></text:p>
          </table:table-cell>
        </table:table-row>
        <table:table-row>
          <table:table-cell table:style-name="t6.A3" office:value-type="string">
            <text:p text:style-name="P17">Показания прибора в поверяемой точке</text:p>
            <text:p text:style-name="P16"><text:span text:style-name="T34">H</text:span><text:span text:style-name="T31">*</text:span><text:span text:style-name="T39">i</text:span><text:span text:style-name="T37">(10) мкЗв/ч, </text:span><text:span text:style-name="T44">±δ</text:span><text:span text:style-name="T13">ст</text:span>, %</text:p>
          </table:table-cell>
          <table:table-cell table:style-name="t6.B3" office:value-type="string">
            <text:p text:style-name="P13"/>
          </table:table-cell>
          <table:table-cell table:style-name="t6.B3" office:value-type="string">
            <text:p text:style-name="P15">$6-61</text:p>
            <text:p text:style-name="P15">$6-71</text:p>
            <text:p text:style-name="P15">$6-81</text:p>
          </table:table-cell>
          <table:table-cell table:style-name="t6.B3" office:value-type="string">
            <text:p text:style-name="P15">$6-62</text:p>
            <text:p text:style-name="P15">$6-72</text:p>
            <text:p text:style-name="P15">$6-82</text:p>
          </table:table-cell>
          <table:table-cell table:style-name="t6.B3" office:value-type="string">
            <text:p text:style-name="P15">$6-63</text:p>
            <text:p text:style-name="P15">$6-73</text:p>
            <text:p text:style-name="P15">$6-83</text:p>
          </table:table-cell>
          <table:table-cell table:style-name="t6.F3" office:value-type="string">
            <text:p text:style-name="P15">$6-64</text:p>
            <text:p text:style-name="P15">$6-74</text:p>
            <text:p text:style-name="P15">$6-84</text:p>
          </table:table-cell>
        </table:table-row>
        <table:table-row>
          <table:table-cell table:style-name="t6.A3" office:value-type="string">
            <text:p text:style-name="P17">Среднее значение показаний, <text:span text:style-name="T35">H</text:span><text:span text:style-name="T31">*</text:span><text:span text:style-name="T39">i</text:span><text:span text:style-name="T37">(10) мкЗв/ч</text:span></text:p>
          </table:table-cell>
          <table:table-cell table:style-name="t6.B3" office:value-type="string">
            <text:p text:style-name="P15">$6-00</text:p>
          </table:table-cell>
          <table:table-cell table:style-name="t6.B3" office:value-type="string">
            <text:p text:style-name="P15">$6-01</text:p>
          </table:table-cell>
          <table:table-cell table:style-name="t6.B3" office:value-type="string">
            <text:p text:style-name="P15">$6-02</text:p>
          </table:table-cell>
          <table:table-cell table:style-name="t6.B3" office:value-type="string">
            <text:p text:style-name="P15">$6-03</text:p>
          </table:table-cell>
          <table:table-cell table:style-name="t6.F3" office:value-type="string">
            <text:p text:style-name="P15">$6-04</text:p>
          </table:table-cell>
        </table:table-row>
        <table:table-row>
          <table:table-cell table:style-name="t6.A3" office:value-type="string">
            <text:p text:style-name="P17">Результат измерения мощности дозы в поверяемой точке</text:p>
            <text:p text:style-name="P16"><text:span text:style-name="T34">H</text:span><text:span text:style-name="T31">*</text:span><text:span text:style-name="T40">пр</text:span><text:span text:style-name="T41">i</text:span><text:span text:style-name="T37">(10) мкЗв/ч</text:span></text:p>
          </table:table-cell>
          <table:table-cell table:style-name="t6.B3" office:value-type="string">
            <text:p text:style-name="P13"/>
          </table:table-cell>
          <table:table-cell table:style-name="t6.B3" office:value-type="string">
            <text:p text:style-name="P15">$6-n21</text:p>
          </table:table-cell>
          <table:table-cell table:style-name="t6.B3" office:value-type="string">
            <text:p text:style-name="P15">$6-n22</text:p>
          </table:table-cell>
          <table:table-cell table:style-name="t6.B3" office:value-type="string">
            <text:p text:style-name="P15">$6-n23</text:p>
          </table:table-cell>
          <table:table-cell table:style-name="t6.F3" office:value-type="string">
            <text:p text:style-name="P15">$6-n24</text:p>
          </table:table-cell>
        </table:table-row>
        <table:table-row>
          <table:table-cell table:style-name="t6.A3" office:value-type="string">
            <text:p text:style-name="P14">Основная относительная погрешность измерения, <text:s/><text:span text:style-name="T12">θ</text:span><text:span text:style-name="T16">пр</text:span><text:span text:style-name="T14">i</text:span>, %</text:p>
          </table:table-cell>
          <table:table-cell table:style-name="t6.B3" office:value-type="string">
            <text:p text:style-name="P13"/>
          </table:table-cell>
          <table:table-cell table:style-name="t6.B3" office:value-type="string">
            <text:p text:style-name="P15">$6-n31</text:p>
          </table:table-cell>
          <table:table-cell table:style-name="t6.B3" office:value-type="string">
            <text:p text:style-name="P15">$6-n32</text:p>
          </table:table-cell>
          <table:table-cell table:style-name="t6.B3" office:value-type="string">
            <text:p text:style-name="P15">$6-n33</text:p>
          </table:table-cell>
          <table:table-cell table:style-name="t6.F3" office:value-type="string">
            <text:p text:style-name="P15">$6-n34</text:p>
          </table:table-cell>
        </table:table-row>
        <table:table-row>
          <table:table-cell table:style-name="t6.A3" office:value-type="string">
            <text:p text:style-name="P14">Доверительная граница основной относительной погрешности, <text:span text:style-name="T45">Δ</text:span><text:span text:style-name="T15">i</text:span>, %</text:p>
          </table:table-cell>
          <table:table-cell table:style-name="t6.B3" office:value-type="string">
            <text:p text:style-name="P13"/>
            <text:p text:style-name="P12"/>
          </table:table-cell>
          <table:table-cell table:style-name="t6.B3" office:value-type="string">
            <text:p text:style-name="P15">$6-n41</text:p>
          </table:table-cell>
          <table:table-cell table:style-name="t6.B3" office:value-type="string">
            <text:p text:style-name="P15">$6-n42</text:p>
          </table:table-cell>
          <table:table-cell table:style-name="t6.B3" office:value-type="string">
            <text:p text:style-name="P15">$6-n43</text:p>
          </table:table-cell>
          <table:table-cell table:style-name="t6.F3" office:value-type="string">
            <text:p text:style-name="P15">$6-n44</text:p>
          </table:table-cell>
        </table:table-row>
        <table:table-row table:style-name="t6.8">
          <table:table-cell table:style-name="t6.A8" office:value-type="string">
            <text:p text:style-name="P44"><text:span text:style-name="T19">Пределосновной </text:span>относительной погрешности , %</text:p>
          </table:table-cell>
          <table:table-cell table:style-name="t6.B8" office:value-type="string">
            <text:p text:style-name="P13"/>
          </table:table-cell>
          <table:table-cell table:style-name="t6.C8" table:number-columns-spanned="4" office:value-type="string">
            <text:p text:style-name="P13">±<text:span text:style-name="T17">20</text:span></text:p>
          </table:table-cell>
          <table:covered-table-cell/>
          <table:covered-table-cell/>
          <table:covered-table-cell/>
        </table:table-row>
      </table:table>
      <table:table table:name="t7" table:style-name="t7">
        <table:table-column table:style-name="t7.A"/>
        <table:table-column table:style-name="t7.B"/>
        <table:table-column table:style-name="t7.C" table:number-columns-repeated="3"/>
        <table:table-column table:style-name="t7.F"/>
        <table:table-row>
          <table:table-cell table:style-name="t7.A1" table:number-columns-spanned="6" office:value-type="string">
            <text:p text:style-name="P40"><text:span text:style-name="T11">Блок детектирования </text:span>нейтронного излучения с БДКН-04 № <text:span text:style-name="T11">$bd_num7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office:value-type="string">
            <text:p text:style-name="P13"><text:span text:style-name="T17">Мощность дозы</text:span> в поверяемой точке</text:p>
            <text:p text:style-name="P22"><text:span text:style-name="T33">H*</text:span><text:span text:style-name="T38">oi</text:span><text:span text:style-name="T36">(10)</text:span></text:p>
          </table:table-cell>
          <table:table-cell table:style-name="t7.B2" office:value-type="string">
            <text:p text:style-name="P12">Фон</text:p>
            <text:p text:style-name="P12"><text:span text:style-name="T10">R=</text:span>2<text:span text:style-name="T10">,0</text:span>м</text:p>
          </table:table-cell>
          <table:table-cell table:style-name="t7.B2" office:value-type="string">
            <text:p text:style-name="P13">ИБН-<text:span text:style-name="T10">8-3</text:span></text:p>
            <text:p text:style-name="P12">№<text:span text:style-name="T10">027</text:span></text:p>
            <text:p text:style-name="P12"><text:span text:style-name="T10">R=2,0</text:span>м</text:p>
            <text:p text:style-name="P12"><text:span text:style-name="T10">B(R)=0,</text:span>866</text:p>
            <text:p text:style-name="P12"><text:span text:style-name="T33">H</text:span><text:span text:style-name="T30">*</text:span><text:span text:style-name="T38">oi</text:span><text:span text:style-name="T36">(10)</text:span><text:span text:style-name="T10">=</text:span><text:span text:style-name="T17">8,3</text:span></text:p>
            <text:p text:style-name="P3">1-10</text:p>
          </table:table-cell>
          <table:table-cell table:style-name="t7.B2" office:value-type="string">
            <text:p text:style-name="P13">ИБН-<text:span text:style-name="T10">8-6</text:span></text:p>
            <text:p text:style-name="P12">№0<text:span text:style-name="T10">10</text:span></text:p>
            <text:p text:style-name="P12"><text:span text:style-name="T10">R=2,0</text:span>м</text:p>
            <text:p text:style-name="P12"><text:span text:style-name="T10">B(R)=0,</text:span>866</text:p>
            <text:p text:style-name="P12"><text:span text:style-name="T33">H</text:span><text:span text:style-name="T30">*</text:span><text:span text:style-name="T38">oi</text:span><text:span text:style-name="T36">(10)</text:span><text:span text:style-name="T10">=</text:span><text:span text:style-name="T17">80</text:span></text:p>
            <text:p text:style-name="P15">20-100</text:p>
          </table:table-cell>
          <table:table-cell table:style-name="t7.B2" office:value-type="string">
            <text:p text:style-name="P42">ИБН-8-6</text:p>
            <text:p text:style-name="P41">№<text:span text:style-name="T10">010</text:span></text:p>
            <text:p text:style-name="P41"><text:span text:style-name="T10">R=1,0</text:span>м</text:p>
            <text:p text:style-name="P41"><text:span text:style-name="T10">B(R)=0,</text:span>957</text:p>
            <text:p text:style-name="P41"><text:span text:style-name="T33">H</text:span><text:span text:style-name="T30">*</text:span><text:span text:style-name="T38">oi</text:span><text:span text:style-name="T36">(10)</text:span><text:span text:style-name="T10">=</text:span><text:span text:style-name="T17">331</text:span></text:p>
            <text:p text:style-name="P43">2<text:span text:style-name="T46">·</text:span>10<text:span text:style-name="T43">2</text:span>-10<text:span text:style-name="T43">3</text:span></text:p>
          </table:table-cell>
          <table:table-cell table:style-name="t7.F2" office:value-type="string">
            <text:p text:style-name="P42">ИБН-8-6</text:p>
            <text:p text:style-name="P41">№<text:span text:style-name="T10">010</text:span></text:p>
            <text:p text:style-name="P41"><text:span text:style-name="T10">R=0,5</text:span>м</text:p>
            <text:p text:style-name="P41"><text:span text:style-name="T10">B(R)=0,9</text:span>91</text:p>
            <text:p text:style-name="P41"><text:span text:style-name="T33">H</text:span><text:span text:style-name="T30">*</text:span><text:span text:style-name="T38">oi</text:span><text:span text:style-name="T36">(10)</text:span><text:span text:style-name="T10">=</text:span><text:span text:style-name="T17">1434</text:span></text:p>
            <text:p text:style-name="P43">2<text:span text:style-name="T46">·</text:span>10<text:span text:style-name="T43">3</text:span>-10<text:span text:style-name="T43">4</text:span></text:p>
          </table:table-cell>
        </table:table-row>
        <table:table-row>
          <table:table-cell table:style-name="t7.A3" office:value-type="string">
            <text:p text:style-name="P17">Показания прибора в поверяемой точке</text:p>
            <text:p text:style-name="P16"><text:span text:style-name="T34">H</text:span><text:span text:style-name="T31">*</text:span><text:span text:style-name="T39">i</text:span><text:span text:style-name="T37">(10) мкЗв/ч, </text:span><text:span text:style-name="T44">±δ</text:span><text:span text:style-name="T13">ст</text:span>, %</text:p>
          </table:table-cell>
          <table:table-cell table:style-name="t7.B3" office:value-type="string">
            <text:p text:style-name="P13"/>
          </table:table-cell>
          <table:table-cell table:style-name="t7.B3" office:value-type="string">
            <text:p text:style-name="P15">$7-61</text:p>
            <text:p text:style-name="P15">$7-71</text:p>
            <text:p text:style-name="P15">$7-81</text:p>
          </table:table-cell>
          <table:table-cell table:style-name="t7.B3" office:value-type="string">
            <text:p text:style-name="P15">$7-62</text:p>
            <text:p text:style-name="P15">$7-72</text:p>
            <text:p text:style-name="P15">$7-82</text:p>
          </table:table-cell>
          <table:table-cell table:style-name="t7.B3" office:value-type="string">
            <text:p text:style-name="P15">$7-63</text:p>
            <text:p text:style-name="P15">$7-73</text:p>
            <text:p text:style-name="P15">$7-83</text:p>
          </table:table-cell>
          <table:table-cell table:style-name="t7.F3" office:value-type="string">
            <text:p text:style-name="P15">$7-64</text:p>
            <text:p text:style-name="P15">$7-74</text:p>
            <text:p text:style-name="P15">$7-84</text:p>
          </table:table-cell>
        </table:table-row>
        <table:table-row>
          <table:table-cell table:style-name="t7.A3" office:value-type="string">
            <text:p text:style-name="P17">Среднее значение показаний, <text:span text:style-name="T35">H</text:span><text:span text:style-name="T31">*</text:span><text:span text:style-name="T39">i</text:span><text:span text:style-name="T37">(10) мкЗв/ч</text:span></text:p>
          </table:table-cell>
          <table:table-cell table:style-name="t7.B3" office:value-type="string">
            <text:p text:style-name="P15">$7-00</text:p>
          </table:table-cell>
          <table:table-cell table:style-name="t7.B3" office:value-type="string">
            <text:p text:style-name="P15">$7-01</text:p>
          </table:table-cell>
          <table:table-cell table:style-name="t7.B3" office:value-type="string">
            <text:p text:style-name="P15">$7-02</text:p>
          </table:table-cell>
          <table:table-cell table:style-name="t7.B3" office:value-type="string">
            <text:p text:style-name="P15">$7-03</text:p>
          </table:table-cell>
          <table:table-cell table:style-name="t7.F3" office:value-type="string">
            <text:p text:style-name="P15">$7-04</text:p>
          </table:table-cell>
        </table:table-row>
        <table:table-row>
          <table:table-cell table:style-name="t7.A3" office:value-type="string">
            <text:p text:style-name="P17">Результат измерения мощности дозы в поверяемой точке</text:p>
            <text:p text:style-name="P16"><text:span text:style-name="T34">H</text:span><text:span text:style-name="T31">*</text:span><text:span text:style-name="T40">пр</text:span><text:span text:style-name="T41">i</text:span><text:span text:style-name="T37">(10) мкЗв/ч</text:span></text:p>
          </table:table-cell>
          <table:table-cell table:style-name="t7.B3" office:value-type="string">
            <text:p text:style-name="P13"/>
          </table:table-cell>
          <table:table-cell table:style-name="t7.B3" office:value-type="string">
            <text:p text:style-name="P15">$7-n21</text:p>
          </table:table-cell>
          <table:table-cell table:style-name="t7.B3" office:value-type="string">
            <text:p text:style-name="P15">$7-n22</text:p>
          </table:table-cell>
          <table:table-cell table:style-name="t7.B3" office:value-type="string">
            <text:p text:style-name="P15">$7-n23</text:p>
          </table:table-cell>
          <table:table-cell table:style-name="t7.F3" office:value-type="string">
            <text:p text:style-name="P15">$7-n24</text:p>
          </table:table-cell>
        </table:table-row>
        <table:table-row>
          <table:table-cell table:style-name="t7.A3" office:value-type="string">
            <text:p text:style-name="P14">Основная относительная погрешность измерения, <text:s/><text:span text:style-name="T12">θ</text:span><text:span text:style-name="T16">пр</text:span><text:span text:style-name="T14">i</text:span>, %</text:p>
          </table:table-cell>
          <table:table-cell table:style-name="t7.B3" office:value-type="string">
            <text:p text:style-name="P13"/>
          </table:table-cell>
          <table:table-cell table:style-name="t7.B3" office:value-type="string">
            <text:p text:style-name="P15">$7-n31</text:p>
          </table:table-cell>
          <table:table-cell table:style-name="t7.B3" office:value-type="string">
            <text:p text:style-name="P15">$7-n32</text:p>
          </table:table-cell>
          <table:table-cell table:style-name="t7.B3" office:value-type="string">
            <text:p text:style-name="P15">$7-n33</text:p>
          </table:table-cell>
          <table:table-cell table:style-name="t7.F3" office:value-type="string">
            <text:p text:style-name="P15">$7-n34</text:p>
          </table:table-cell>
        </table:table-row>
        <table:table-row>
          <table:table-cell table:style-name="t7.A3" office:value-type="string">
            <text:p text:style-name="P14">Доверительная граница основной относительной погрешности, <text:span text:style-name="T45">Δ</text:span><text:span text:style-name="T15">i</text:span>, %</text:p>
          </table:table-cell>
          <table:table-cell table:style-name="t7.B3" office:value-type="string">
            <text:p text:style-name="P13"/>
            <text:p text:style-name="P12"/>
          </table:table-cell>
          <table:table-cell table:style-name="t7.B3" office:value-type="string">
            <text:p text:style-name="P15">$7-n41</text:p>
          </table:table-cell>
          <table:table-cell table:style-name="t7.B3" office:value-type="string">
            <text:p text:style-name="P15">$7-n42</text:p>
          </table:table-cell>
          <table:table-cell table:style-name="t7.B3" office:value-type="string">
            <text:p text:style-name="P15">$7-n43</text:p>
          </table:table-cell>
          <table:table-cell table:style-name="t7.F3" office:value-type="string">
            <text:p text:style-name="P15">$7-n44</text:p>
          </table:table-cell>
        </table:table-row>
        <table:table-row table:style-name="t7.8">
          <table:table-cell table:style-name="t7.A8" office:value-type="string">
            <text:p text:style-name="P44"><text:span text:style-name="T19">Пределосновной </text:span>относительной погрешности , %</text:p>
          </table:table-cell>
          <table:table-cell table:style-name="t7.B8" office:value-type="string">
            <text:p text:style-name="P13"/>
          </table:table-cell>
          <table:table-cell table:style-name="t7.C8" table:number-columns-spanned="4" office:value-type="string">
            <text:p text:style-name="P13">±<text:span text:style-name="T17">20</text:span></text:p>
          </table:table-cell>
          <table:covered-table-cell/>
          <table:covered-table-cell/>
          <table:covered-table-cell/>
        </table:table-row>
      </table:table>
      <table:table table:name="t8" table:style-name="t8">
        <table:table-column table:style-name="t8.A"/>
        <table:table-column table:style-name="t8.B"/>
        <table:table-column table:style-name="t8.C" table:number-columns-repeated="3"/>
        <table:table-column table:style-name="t8.F"/>
        <text:soft-page-break/>
        <table:table-row>
          <table:table-cell table:style-name="t8.A1" table:number-columns-spanned="6" office:value-type="string">
            <text:p text:style-name="P40"><text:span text:style-name="T11">Блок детектирования </text:span>нейтронного излучения с БДКН-04 № <text:span text:style-name="T11">$bd_num8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office:value-type="string">
            <text:p text:style-name="P13"><text:span text:style-name="T17">Мощность дозы</text:span> в поверяемой точке</text:p>
            <text:p text:style-name="P22"><text:span text:style-name="T33">H*</text:span><text:span text:style-name="T38">oi</text:span><text:span text:style-name="T36">(10)</text:span></text:p>
          </table:table-cell>
          <table:table-cell table:style-name="t8.B2" office:value-type="string">
            <text:p text:style-name="P12">Фон</text:p>
            <text:p text:style-name="P12"><text:span text:style-name="T10">R=</text:span>2<text:span text:style-name="T10">,0</text:span>м</text:p>
          </table:table-cell>
          <table:table-cell table:style-name="t8.B2" office:value-type="string">
            <text:p text:style-name="P13">ИБН-<text:span text:style-name="T10">8-3</text:span></text:p>
            <text:p text:style-name="P12">№<text:span text:style-name="T10">027</text:span></text:p>
            <text:p text:style-name="P12"><text:span text:style-name="T10">R=2,0</text:span>м</text:p>
            <text:p text:style-name="P12"><text:span text:style-name="T10">B(R)=0,</text:span>866</text:p>
            <text:p text:style-name="P12"><text:span text:style-name="T33">H</text:span><text:span text:style-name="T30">*</text:span><text:span text:style-name="T38">oi</text:span><text:span text:style-name="T36">(10)</text:span><text:span text:style-name="T10">=</text:span><text:span text:style-name="T17">8,3</text:span></text:p>
            <text:p text:style-name="P3">1-10</text:p>
          </table:table-cell>
          <table:table-cell table:style-name="t8.B2" office:value-type="string">
            <text:p text:style-name="P13">ИБН-<text:span text:style-name="T10">8-6</text:span></text:p>
            <text:p text:style-name="P12">№0<text:span text:style-name="T10">10</text:span></text:p>
            <text:p text:style-name="P12"><text:span text:style-name="T10">R=2,0</text:span>м</text:p>
            <text:p text:style-name="P12"><text:span text:style-name="T10">B(R)=0,</text:span>866</text:p>
            <text:p text:style-name="P12"><text:span text:style-name="T33">H</text:span><text:span text:style-name="T30">*</text:span><text:span text:style-name="T38">oi</text:span><text:span text:style-name="T36">(10)</text:span><text:span text:style-name="T10">=</text:span><text:span text:style-name="T17">80</text:span></text:p>
            <text:p text:style-name="P15">20-100</text:p>
          </table:table-cell>
          <table:table-cell table:style-name="t8.B2" office:value-type="string">
            <text:p text:style-name="P42">ИБН-8-6</text:p>
            <text:p text:style-name="P41">№<text:span text:style-name="T10">010</text:span></text:p>
            <text:p text:style-name="P41"><text:span text:style-name="T10">R=1,0</text:span>м</text:p>
            <text:p text:style-name="P41"><text:span text:style-name="T10">B(R)=0,</text:span>957</text:p>
            <text:p text:style-name="P41"><text:span text:style-name="T33">H</text:span><text:span text:style-name="T30">*</text:span><text:span text:style-name="T38">oi</text:span><text:span text:style-name="T36">(10)</text:span><text:span text:style-name="T10">=</text:span><text:span text:style-name="T17">331</text:span></text:p>
            <text:p text:style-name="P43">2<text:span text:style-name="T46">·</text:span>10<text:span text:style-name="T43">2</text:span>-10<text:span text:style-name="T43">3</text:span></text:p>
          </table:table-cell>
          <table:table-cell table:style-name="t8.F2" office:value-type="string">
            <text:p text:style-name="P42">ИБН-8-6</text:p>
            <text:p text:style-name="P41">№<text:span text:style-name="T10">010</text:span></text:p>
            <text:p text:style-name="P41"><text:span text:style-name="T10">R=0,5</text:span>м</text:p>
            <text:p text:style-name="P41"><text:span text:style-name="T10">B(R)=0,9</text:span>91</text:p>
            <text:p text:style-name="P41"><text:span text:style-name="T33">H</text:span><text:span text:style-name="T30">*</text:span><text:span text:style-name="T38">oi</text:span><text:span text:style-name="T36">(10)</text:span><text:span text:style-name="T10">=</text:span><text:span text:style-name="T17">1434</text:span></text:p>
            <text:p text:style-name="P43">2<text:span text:style-name="T46">·</text:span>10<text:span text:style-name="T43">3</text:span>-10<text:span text:style-name="T43">4</text:span></text:p>
          </table:table-cell>
        </table:table-row>
        <table:table-row>
          <table:table-cell table:style-name="t8.A3" office:value-type="string">
            <text:p text:style-name="P17">Показания прибора в поверяемой точке</text:p>
            <text:p text:style-name="P16"><text:span text:style-name="T34">H</text:span><text:span text:style-name="T31">*</text:span><text:span text:style-name="T39">i</text:span><text:span text:style-name="T37">(10) мкЗв/ч, </text:span><text:span text:style-name="T44">±δ</text:span><text:span text:style-name="T13">ст</text:span>, %</text:p>
          </table:table-cell>
          <table:table-cell table:style-name="t8.B3" office:value-type="string">
            <text:p text:style-name="P13"/>
          </table:table-cell>
          <table:table-cell table:style-name="t8.B3" office:value-type="string">
            <text:p text:style-name="P15">$8-61</text:p>
            <text:p text:style-name="P15">$8-71</text:p>
            <text:p text:style-name="P15">$8-81</text:p>
          </table:table-cell>
          <table:table-cell table:style-name="t8.B3" office:value-type="string">
            <text:p text:style-name="P15">$8-62</text:p>
            <text:p text:style-name="P15">$8-72</text:p>
            <text:p text:style-name="P15">$8-82</text:p>
          </table:table-cell>
          <table:table-cell table:style-name="t8.B3" office:value-type="string">
            <text:p text:style-name="P15">$8-63</text:p>
            <text:p text:style-name="P15">$8-73</text:p>
            <text:p text:style-name="P15">$8-83</text:p>
          </table:table-cell>
          <table:table-cell table:style-name="t8.F3" office:value-type="string">
            <text:p text:style-name="P15">$8-64</text:p>
            <text:p text:style-name="P15">$8-74</text:p>
            <text:p text:style-name="P15">$8-84</text:p>
          </table:table-cell>
        </table:table-row>
        <table:table-row>
          <table:table-cell table:style-name="t8.A3" office:value-type="string">
            <text:p text:style-name="P17">Среднее значение показаний, <text:span text:style-name="T35">H</text:span><text:span text:style-name="T31">*</text:span><text:span text:style-name="T39">i</text:span><text:span text:style-name="T37">(10) мкЗв/ч</text:span></text:p>
          </table:table-cell>
          <table:table-cell table:style-name="t8.B3" office:value-type="string">
            <text:p text:style-name="P15">$8-00</text:p>
          </table:table-cell>
          <table:table-cell table:style-name="t8.B3" office:value-type="string">
            <text:p text:style-name="P15">$8-01</text:p>
          </table:table-cell>
          <table:table-cell table:style-name="t8.B3" office:value-type="string">
            <text:p text:style-name="P15">$8-02</text:p>
          </table:table-cell>
          <table:table-cell table:style-name="t8.B3" office:value-type="string">
            <text:p text:style-name="P15">$8-03</text:p>
          </table:table-cell>
          <table:table-cell table:style-name="t8.F3" office:value-type="string">
            <text:p text:style-name="P15">$8-04</text:p>
          </table:table-cell>
        </table:table-row>
        <table:table-row>
          <table:table-cell table:style-name="t8.A3" office:value-type="string">
            <text:p text:style-name="P17">Результат измерения мощности дозы в поверяемой точке</text:p>
            <text:p text:style-name="P16"><text:span text:style-name="T34">H</text:span><text:span text:style-name="T31">*</text:span><text:span text:style-name="T40">пр</text:span><text:span text:style-name="T41">i</text:span><text:span text:style-name="T37">(10) мкЗв/ч</text:span></text:p>
          </table:table-cell>
          <table:table-cell table:style-name="t8.B3" office:value-type="string">
            <text:p text:style-name="P13"/>
          </table:table-cell>
          <table:table-cell table:style-name="t8.B3" office:value-type="string">
            <text:p text:style-name="P15">$8-n21</text:p>
          </table:table-cell>
          <table:table-cell table:style-name="t8.B3" office:value-type="string">
            <text:p text:style-name="P15">$8-n22</text:p>
          </table:table-cell>
          <table:table-cell table:style-name="t8.B3" office:value-type="string">
            <text:p text:style-name="P15">$8-n23</text:p>
          </table:table-cell>
          <table:table-cell table:style-name="t8.F3" office:value-type="string">
            <text:p text:style-name="P15">$8-n24</text:p>
          </table:table-cell>
        </table:table-row>
        <table:table-row>
          <table:table-cell table:style-name="t8.A3" office:value-type="string">
            <text:p text:style-name="P14">Основная относительная погрешность измерения, <text:s/><text:span text:style-name="T12">θ</text:span><text:span text:style-name="T16">пр</text:span><text:span text:style-name="T14">i</text:span>, %</text:p>
          </table:table-cell>
          <table:table-cell table:style-name="t8.B3" office:value-type="string">
            <text:p text:style-name="P13"/>
          </table:table-cell>
          <table:table-cell table:style-name="t8.B3" office:value-type="string">
            <text:p text:style-name="P15">$8-n31</text:p>
          </table:table-cell>
          <table:table-cell table:style-name="t8.B3" office:value-type="string">
            <text:p text:style-name="P15">$8-n32</text:p>
          </table:table-cell>
          <table:table-cell table:style-name="t8.B3" office:value-type="string">
            <text:p text:style-name="P15">$8-n33</text:p>
          </table:table-cell>
          <table:table-cell table:style-name="t8.F3" office:value-type="string">
            <text:p text:style-name="P15">$8-n34</text:p>
          </table:table-cell>
        </table:table-row>
        <table:table-row>
          <table:table-cell table:style-name="t8.A3" office:value-type="string">
            <text:p text:style-name="P14">Доверительная граница основной относительной погрешности, <text:span text:style-name="T45">Δ</text:span><text:span text:style-name="T15">i</text:span>, %</text:p>
          </table:table-cell>
          <table:table-cell table:style-name="t8.B3" office:value-type="string">
            <text:p text:style-name="P13"/>
            <text:p text:style-name="P12"/>
          </table:table-cell>
          <table:table-cell table:style-name="t8.B3" office:value-type="string">
            <text:p text:style-name="P15">$8-n41</text:p>
          </table:table-cell>
          <table:table-cell table:style-name="t8.B3" office:value-type="string">
            <text:p text:style-name="P15">$8-n42</text:p>
          </table:table-cell>
          <table:table-cell table:style-name="t8.B3" office:value-type="string">
            <text:p text:style-name="P15">$8-n43</text:p>
          </table:table-cell>
          <table:table-cell table:style-name="t8.F3" office:value-type="string">
            <text:p text:style-name="P15">$8-n44</text:p>
          </table:table-cell>
        </table:table-row>
        <table:table-row table:style-name="t8.8">
          <table:table-cell table:style-name="t8.A8" office:value-type="string">
            <text:p text:style-name="P44"><text:span text:style-name="T19">Пределосновной </text:span>относительной погрешности , %</text:p>
          </table:table-cell>
          <table:table-cell table:style-name="t8.B8" office:value-type="string">
            <text:p text:style-name="P13"/>
          </table:table-cell>
          <table:table-cell table:style-name="t8.C8" table:number-columns-spanned="4" office:value-type="string">
            <text:p text:style-name="P13">±<text:span text:style-name="T17">20</text:span></text:p>
          </table:table-cell>
          <table:covered-table-cell/>
          <table:covered-table-cell/>
          <table:covered-table-cell/>
        </table:table-row>
      </table:table>
      <table:table table:name="t9" table:style-name="t9">
        <table:table-column table:style-name="t9.A"/>
        <table:table-column table:style-name="t9.B"/>
        <table:table-column table:style-name="t9.C" table:number-columns-repeated="3"/>
        <table:table-column table:style-name="t9.F"/>
        <table:table-row>
          <table:table-cell table:style-name="t9.A1" table:number-columns-spanned="6" office:value-type="string">
            <text:p text:style-name="P40"><text:span text:style-name="T11">Блок детектирования </text:span>нейтронного излучения с БДКН-04 № <text:span text:style-name="T11">$bd_num9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13"><text:span text:style-name="T17">Мощность дозы</text:span> в поверяемой точке</text:p>
            <text:p text:style-name="P22"><text:span text:style-name="T33">H*</text:span><text:span text:style-name="T38">oi</text:span><text:span text:style-name="T36">(10)</text:span></text:p>
          </table:table-cell>
          <table:table-cell table:style-name="t9.B2" office:value-type="string">
            <text:p text:style-name="P12">Фон</text:p>
            <text:p text:style-name="P12"><text:span text:style-name="T10">R=</text:span>2<text:span text:style-name="T10">,0</text:span>м</text:p>
          </table:table-cell>
          <table:table-cell table:style-name="t9.B2" office:value-type="string">
            <text:p text:style-name="P13">ИБН-<text:span text:style-name="T10">8-3</text:span></text:p>
            <text:p text:style-name="P12">№<text:span text:style-name="T10">027</text:span></text:p>
            <text:p text:style-name="P12"><text:span text:style-name="T10">R=2,0</text:span>м</text:p>
            <text:p text:style-name="P12"><text:span text:style-name="T10">B(R)=0,</text:span>866</text:p>
            <text:p text:style-name="P12"><text:span text:style-name="T33">H</text:span><text:span text:style-name="T30">*</text:span><text:span text:style-name="T38">oi</text:span><text:span text:style-name="T36">(10)</text:span><text:span text:style-name="T10">=</text:span><text:span text:style-name="T17">8,3</text:span></text:p>
            <text:p text:style-name="P3">1-10</text:p>
          </table:table-cell>
          <table:table-cell table:style-name="t9.B2" office:value-type="string">
            <text:p text:style-name="P13">ИБН-<text:span text:style-name="T10">8-6</text:span></text:p>
            <text:p text:style-name="P12">№0<text:span text:style-name="T10">10</text:span></text:p>
            <text:p text:style-name="P12"><text:span text:style-name="T10">R=2,0</text:span>м</text:p>
            <text:p text:style-name="P12"><text:span text:style-name="T10">B(R)=0,</text:span>866</text:p>
            <text:p text:style-name="P12"><text:span text:style-name="T33">H</text:span><text:span text:style-name="T30">*</text:span><text:span text:style-name="T38">oi</text:span><text:span text:style-name="T36">(10)</text:span><text:span text:style-name="T10">=</text:span><text:span text:style-name="T17">80</text:span></text:p>
            <text:p text:style-name="P15">20-100</text:p>
          </table:table-cell>
          <table:table-cell table:style-name="t9.B2" office:value-type="string">
            <text:p text:style-name="P42">ИБН-8-6</text:p>
            <text:p text:style-name="P41">№<text:span text:style-name="T10">010</text:span></text:p>
            <text:p text:style-name="P41"><text:span text:style-name="T10">R=1,0</text:span>м</text:p>
            <text:p text:style-name="P41"><text:span text:style-name="T10">B(R)=0,</text:span>957</text:p>
            <text:p text:style-name="P41"><text:span text:style-name="T33">H</text:span><text:span text:style-name="T30">*</text:span><text:span text:style-name="T38">oi</text:span><text:span text:style-name="T36">(10)</text:span><text:span text:style-name="T10">=</text:span><text:span text:style-name="T17">331</text:span></text:p>
            <text:p text:style-name="P43">2<text:span text:style-name="T46">·</text:span>10<text:span text:style-name="T43">2</text:span>-10<text:span text:style-name="T43">3</text:span></text:p>
          </table:table-cell>
          <table:table-cell table:style-name="t9.F2" office:value-type="string">
            <text:p text:style-name="P42">ИБН-8-6</text:p>
            <text:p text:style-name="P41">№<text:span text:style-name="T10">010</text:span></text:p>
            <text:p text:style-name="P41"><text:span text:style-name="T10">R=0,5</text:span>м</text:p>
            <text:p text:style-name="P41"><text:span text:style-name="T10">B(R)=0,9</text:span>91</text:p>
            <text:p text:style-name="P41"><text:span text:style-name="T33">H</text:span><text:span text:style-name="T30">*</text:span><text:span text:style-name="T38">oi</text:span><text:span text:style-name="T36">(10)</text:span><text:span text:style-name="T10">=</text:span><text:span text:style-name="T17">1434</text:span></text:p>
            <text:p text:style-name="P43">2<text:span text:style-name="T46">·</text:span>10<text:span text:style-name="T43">3</text:span>-10<text:span text:style-name="T43">4</text:span></text:p>
          </table:table-cell>
        </table:table-row>
        <table:table-row>
          <table:table-cell table:style-name="t9.A3" office:value-type="string">
            <text:p text:style-name="P17">Показания прибора в поверяемой точке</text:p>
            <text:p text:style-name="P16"><text:span text:style-name="T34">H</text:span><text:span text:style-name="T31">*</text:span><text:span text:style-name="T39">i</text:span><text:span text:style-name="T37">(10) мкЗв/ч, </text:span><text:span text:style-name="T44">±δ</text:span><text:span text:style-name="T13">ст</text:span>, %</text:p>
          </table:table-cell>
          <table:table-cell table:style-name="t9.B3" office:value-type="string">
            <text:p text:style-name="P13"/>
          </table:table-cell>
          <table:table-cell table:style-name="t9.B3" office:value-type="string">
            <text:p text:style-name="P15">$9-61</text:p>
            <text:p text:style-name="P15">$9-71</text:p>
            <text:p text:style-name="P15">$9-81</text:p>
          </table:table-cell>
          <table:table-cell table:style-name="t9.B3" office:value-type="string">
            <text:p text:style-name="P15">$9-62</text:p>
            <text:p text:style-name="P15">$9-72</text:p>
            <text:p text:style-name="P15">$9-82</text:p>
          </table:table-cell>
          <table:table-cell table:style-name="t9.B3" office:value-type="string">
            <text:p text:style-name="P15">$9-63</text:p>
            <text:p text:style-name="P15">$9-73</text:p>
            <text:p text:style-name="P15">$9-83</text:p>
          </table:table-cell>
          <table:table-cell table:style-name="t9.F3" office:value-type="string">
            <text:p text:style-name="P15">$9-64</text:p>
            <text:p text:style-name="P15">$9-74</text:p>
            <text:p text:style-name="P15">$9-84</text:p>
          </table:table-cell>
        </table:table-row>
        <table:table-row>
          <table:table-cell table:style-name="t9.A3" office:value-type="string">
            <text:p text:style-name="P17">Среднее значение показаний, <text:span text:style-name="T35">H</text:span><text:span text:style-name="T31">*</text:span><text:span text:style-name="T39">i</text:span><text:span text:style-name="T37">(10) мкЗв/ч</text:span></text:p>
          </table:table-cell>
          <table:table-cell table:style-name="t9.B3" office:value-type="string">
            <text:p text:style-name="P15">$9-00</text:p>
          </table:table-cell>
          <table:table-cell table:style-name="t9.B3" office:value-type="string">
            <text:p text:style-name="P15">$9-01</text:p>
          </table:table-cell>
          <table:table-cell table:style-name="t9.B3" office:value-type="string">
            <text:p text:style-name="P15">$9-02</text:p>
          </table:table-cell>
          <table:table-cell table:style-name="t9.B3" office:value-type="string">
            <text:p text:style-name="P15">$9-03</text:p>
          </table:table-cell>
          <table:table-cell table:style-name="t9.F3" office:value-type="string">
            <text:p text:style-name="P15">$9-04</text:p>
          </table:table-cell>
        </table:table-row>
        <table:table-row>
          <table:table-cell table:style-name="t9.A3" office:value-type="string">
            <text:p text:style-name="P17">Результат измерения мощности дозы в поверяемой точке</text:p>
            <text:p text:style-name="P16"><text:span text:style-name="T34">H</text:span><text:span text:style-name="T31">*</text:span><text:span text:style-name="T40">пр</text:span><text:span text:style-name="T41">i</text:span><text:span text:style-name="T37">(10) мкЗв/ч</text:span></text:p>
          </table:table-cell>
          <table:table-cell table:style-name="t9.B3" office:value-type="string">
            <text:p text:style-name="P13"/>
          </table:table-cell>
          <table:table-cell table:style-name="t9.B3" office:value-type="string">
            <text:p text:style-name="P15">$9-n21</text:p>
          </table:table-cell>
          <table:table-cell table:style-name="t9.B3" office:value-type="string">
            <text:p text:style-name="P15">$9-n22</text:p>
          </table:table-cell>
          <table:table-cell table:style-name="t9.B3" office:value-type="string">
            <text:p text:style-name="P15">$9-n23</text:p>
          </table:table-cell>
          <table:table-cell table:style-name="t9.F3" office:value-type="string">
            <text:p text:style-name="P15">$9-n24</text:p>
          </table:table-cell>
        </table:table-row>
        <table:table-row>
          <table:table-cell table:style-name="t9.A3" office:value-type="string">
            <text:p text:style-name="P14">Основная относительная погрешность измерения, <text:s/><text:span text:style-name="T12">θ</text:span><text:span text:style-name="T16">пр</text:span><text:span text:style-name="T14">i</text:span>, %</text:p>
          </table:table-cell>
          <table:table-cell table:style-name="t9.B3" office:value-type="string">
            <text:p text:style-name="P13"/>
          </table:table-cell>
          <table:table-cell table:style-name="t9.B3" office:value-type="string">
            <text:p text:style-name="P15">$9-n31</text:p>
          </table:table-cell>
          <table:table-cell table:style-name="t9.B3" office:value-type="string">
            <text:p text:style-name="P15">$9-n32</text:p>
          </table:table-cell>
          <table:table-cell table:style-name="t9.B3" office:value-type="string">
            <text:p text:style-name="P15">$9-n33</text:p>
          </table:table-cell>
          <table:table-cell table:style-name="t9.F3" office:value-type="string">
            <text:p text:style-name="P15">$9-n34</text:p>
          </table:table-cell>
        </table:table-row>
        <table:table-row>
          <table:table-cell table:style-name="t9.A3" office:value-type="string">
            <text:p text:style-name="P14">Доверительная граница основной относительной погрешности, <text:span text:style-name="T45">Δ</text:span><text:span text:style-name="T15">i</text:span>, %</text:p>
          </table:table-cell>
          <table:table-cell table:style-name="t9.B3" office:value-type="string">
            <text:p text:style-name="P13"/>
            <text:p text:style-name="P12"/>
          </table:table-cell>
          <table:table-cell table:style-name="t9.B3" office:value-type="string">
            <text:p text:style-name="P15">$9-n41</text:p>
          </table:table-cell>
          <table:table-cell table:style-name="t9.B3" office:value-type="string">
            <text:p text:style-name="P15">$9-n42</text:p>
          </table:table-cell>
          <table:table-cell table:style-name="t9.B3" office:value-type="string">
            <text:p text:style-name="P15">$9-n43</text:p>
          </table:table-cell>
          <table:table-cell table:style-name="t9.F3" office:value-type="string">
            <text:p text:style-name="P15">$9-n44</text:p>
          </table:table-cell>
        </table:table-row>
        <table:table-row table:style-name="t9.8">
          <table:table-cell table:style-name="t9.A8" office:value-type="string">
            <text:p text:style-name="P44"><text:span text:style-name="T19">Пределосновной </text:span>относительной погрешности , %</text:p>
          </table:table-cell>
          <table:table-cell table:style-name="t9.B8" office:value-type="string">
            <text:p text:style-name="P13"/>
          </table:table-cell>
          <table:table-cell table:style-name="t9.C8" table:number-columns-spanned="4" office:value-type="string">
            <text:p text:style-name="P13">±<text:span text:style-name="T17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40"><text:span text:style-name="T11">Блок детектирования </text:span>нейтронного излучения с БДКН-04 № <text:span text:style-name="T11">$bd_num10$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3"><text:span text:style-name="T17">Мощность дозы</text:span> в поверяемой точке</text:p>
            <text:p text:style-name="P22"><text:span text:style-name="T33">H*</text:span><text:span text:style-name="T38">oi</text:span><text:span text:style-name="T36">(10)</text:span></text:p>
          </table:table-cell>
          <table:table-cell table:style-name="t10.B2" office:value-type="string">
            <text:p text:style-name="P12">Фон</text:p>
            <text:p text:style-name="P12"><text:span text:style-name="T10">R=</text:span>2<text:span text:style-name="T10">,0</text:span>м</text:p>
          </table:table-cell>
          <table:table-cell table:style-name="t10.B2" office:value-type="string">
            <text:p text:style-name="P13">ИБН-<text:span text:style-name="T10">8-3</text:span></text:p>
            <text:p text:style-name="P12">№<text:span text:style-name="T10">027</text:span></text:p>
            <text:p text:style-name="P12"><text:span text:style-name="T10">R=2,0</text:span>м</text:p>
            <text:p text:style-name="P12"><text:span text:style-name="T10">B(R)=0,</text:span>866</text:p>
            <text:p text:style-name="P12"><text:span text:style-name="T33">H</text:span><text:span text:style-name="T30">*</text:span><text:span text:style-name="T38">oi</text:span><text:span text:style-name="T36">(10)</text:span><text:span text:style-name="T10">=</text:span><text:span text:style-name="T17">8,3</text:span></text:p>
            <text:p text:style-name="P3">1-10</text:p>
          </table:table-cell>
          <table:table-cell table:style-name="t10.B2" office:value-type="string">
            <text:p text:style-name="P13">ИБН-<text:span text:style-name="T10">8-6</text:span></text:p>
            <text:p text:style-name="P12">№0<text:span text:style-name="T10">10</text:span></text:p>
            <text:p text:style-name="P12"><text:span text:style-name="T10">R=2,0</text:span>м</text:p>
            <text:p text:style-name="P12"><text:span text:style-name="T10">B(R)=0,</text:span>866</text:p>
            <text:p text:style-name="P12"><text:span text:style-name="T33">H</text:span><text:span text:style-name="T30">*</text:span><text:span text:style-name="T38">oi</text:span><text:span text:style-name="T36">(10)</text:span><text:span text:style-name="T10">=</text:span><text:span text:style-name="T17">80</text:span></text:p>
            <text:p text:style-name="P15">20-100</text:p>
          </table:table-cell>
          <table:table-cell table:style-name="t10.B2" office:value-type="string">
            <text:p text:style-name="P42">ИБН-8-6</text:p>
            <text:p text:style-name="P41">№<text:span text:style-name="T10">010</text:span></text:p>
            <text:p text:style-name="P41"><text:span text:style-name="T10">R=1,0</text:span>м</text:p>
            <text:p text:style-name="P41"><text:span text:style-name="T10">B(R)=0,</text:span>957</text:p>
            <text:p text:style-name="P41"><text:span text:style-name="T33">H</text:span><text:span text:style-name="T30">*</text:span><text:span text:style-name="T38">oi</text:span><text:span text:style-name="T36">(10)</text:span><text:span text:style-name="T10">=</text:span><text:span text:style-name="T17">331</text:span></text:p>
            <text:p text:style-name="P43">2<text:span text:style-name="T46">·</text:span>10<text:span text:style-name="T43">2</text:span>-10<text:span text:style-name="T43">3</text:span></text:p>
          </table:table-cell>
          <table:table-cell table:style-name="t10.F2" office:value-type="string">
            <text:p text:style-name="P42">ИБН-8-6</text:p>
            <text:p text:style-name="P41">№<text:span text:style-name="T10">010</text:span></text:p>
            <text:p text:style-name="P41"><text:span text:style-name="T10">R=0,5</text:span>м</text:p>
            <text:p text:style-name="P41"><text:span text:style-name="T10">B(R)=0,9</text:span>91</text:p>
            <text:p text:style-name="P41"><text:span text:style-name="T33">H</text:span><text:span text:style-name="T30">*</text:span><text:span text:style-name="T38">oi</text:span><text:span text:style-name="T36">(10)</text:span><text:span text:style-name="T10">=</text:span><text:span text:style-name="T17">1434</text:span></text:p>
            <text:p text:style-name="P43">2<text:span text:style-name="T46">·</text:span>10<text:span text:style-name="T43">3</text:span>-10<text:span text:style-name="T43">4</text:span></text:p>
          </table:table-cell>
        </table:table-row>
        <table:table-row>
          <table:table-cell table:style-name="t10.A3" office:value-type="string">
            <text:p text:style-name="P17">Показания прибора в поверяемой точке</text:p>
            <text:p text:style-name="P16"><text:span text:style-name="T34">H</text:span><text:span text:style-name="T31">*</text:span><text:span text:style-name="T39">i</text:span><text:span text:style-name="T37">(10) мкЗв/ч, </text:span><text:span text:style-name="T44">±δ</text:span><text:span text:style-name="T13">ст</text:span>, %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5">$10-61</text:p>
            <text:p text:style-name="P15">$10-71</text:p>
            <text:p text:style-name="P15">$10-81</text:p>
          </table:table-cell>
          <table:table-cell table:style-name="t10.B3" office:value-type="string">
            <text:p text:style-name="P15">$10-62</text:p>
            <text:p text:style-name="P15">$10-72</text:p>
            <text:p text:style-name="P15">$10-82</text:p>
          </table:table-cell>
          <table:table-cell table:style-name="t10.B3" office:value-type="string">
            <text:p text:style-name="P15">$10-63</text:p>
            <text:p text:style-name="P15">$10-73</text:p>
            <text:p text:style-name="P15">$10-83</text:p>
          </table:table-cell>
          <table:table-cell table:style-name="t10.F3" office:value-type="string">
            <text:p text:style-name="P15">$10-64</text:p>
            <text:p text:style-name="P15">$10-74</text:p>
            <text:p text:style-name="P15">$10-84</text:p>
          </table:table-cell>
        </table:table-row>
        <table:table-row>
          <table:table-cell table:style-name="t10.A3" office:value-type="string">
            <text:p text:style-name="P17">Среднее значение показаний, <text:span text:style-name="T35">H</text:span><text:span text:style-name="T31">*</text:span><text:span text:style-name="T39">i</text:span><text:span text:style-name="T37">(10) мкЗв/ч</text:span></text:p>
          </table:table-cell>
          <table:table-cell table:style-name="t10.B3" office:value-type="string">
            <text:p text:style-name="P15">$10-00</text:p>
          </table:table-cell>
          <table:table-cell table:style-name="t10.B3" office:value-type="string">
            <text:p text:style-name="P15">$10-01</text:p>
          </table:table-cell>
          <table:table-cell table:style-name="t10.B3" office:value-type="string">
            <text:p text:style-name="P15">$10-02</text:p>
          </table:table-cell>
          <table:table-cell table:style-name="t10.B3" office:value-type="string">
            <text:p text:style-name="P15">$10-03</text:p>
          </table:table-cell>
          <table:table-cell table:style-name="t10.F3" office:value-type="string">
            <text:p text:style-name="P15">$10-04</text:p>
          </table:table-cell>
        </table:table-row>
        <table:table-row>
          <table:table-cell table:style-name="t10.A3" office:value-type="string">
            <text:p text:style-name="P17">Результат измерения мощности дозы в поверяемой точке</text:p>
            <text:p text:style-name="P16"><text:span text:style-name="T34">H</text:span><text:span text:style-name="T31">*</text:span><text:span text:style-name="T40">пр</text:span><text:span text:style-name="T41">i</text:span><text:span text:style-name="T37">(10) мкЗв/ч</text:span>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5">$10-n21</text:p>
          </table:table-cell>
          <table:table-cell table:style-name="t10.B3" office:value-type="string">
            <text:p text:style-name="P15">$10-n22</text:p>
          </table:table-cell>
          <table:table-cell table:style-name="t10.B3" office:value-type="string">
            <text:p text:style-name="P15">$10-n23</text:p>
          </table:table-cell>
          <table:table-cell table:style-name="t10.F3" office:value-type="string">
            <text:p text:style-name="P15">$10-n24</text:p>
          </table:table-cell>
        </table:table-row>
        <table:table-row>
          <table:table-cell table:style-name="t10.A3" office:value-type="string">
            <text:p text:style-name="P14">Основная относительная погрешность измерения, <text:s/><text:span text:style-name="T12">θ</text:span><text:span text:style-name="T16">пр</text:span><text:span text:style-name="T14">i</text:span>, %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5">$10-n31</text:p>
          </table:table-cell>
          <table:table-cell table:style-name="t10.B3" office:value-type="string">
            <text:p text:style-name="P15">$10-n32</text:p>
          </table:table-cell>
          <table:table-cell table:style-name="t10.B3" office:value-type="string">
            <text:p text:style-name="P15">$10-n33</text:p>
          </table:table-cell>
          <table:table-cell table:style-name="t10.F3" office:value-type="string">
            <text:p text:style-name="P15">$10-n34</text:p>
          </table:table-cell>
        </table:table-row>
        <table:table-row>
          <table:table-cell table:style-name="t10.A3" office:value-type="string">
            <text:p text:style-name="P14">Доверительная граница основной относительной погрешности, <text:span text:style-name="T45">Δ</text:span><text:span text:style-name="T15">i</text:span>, %</text:p>
          </table:table-cell>
          <table:table-cell table:style-name="t10.B3" office:value-type="string">
            <text:p text:style-name="P13"/>
            <text:p text:style-name="P12"/>
          </table:table-cell>
          <table:table-cell table:style-name="t10.B3" office:value-type="string">
            <text:p text:style-name="P15">$10-n41</text:p>
          </table:table-cell>
          <table:table-cell table:style-name="t10.B3" office:value-type="string">
            <text:p text:style-name="P15">$10-n42</text:p>
          </table:table-cell>
          <table:table-cell table:style-name="t10.B3" office:value-type="string">
            <text:p text:style-name="P15">$10-n43</text:p>
          </table:table-cell>
          <table:table-cell table:style-name="t10.F3" office:value-type="string">
            <text:p text:style-name="P15">$10-n44</text:p>
          </table:table-cell>
        </table:table-row>
        <table:table-row table:style-name="t10.8">
          <table:table-cell table:style-name="t10.A8" office:value-type="string">
            <text:p text:style-name="P44"><text:span text:style-name="T19">Пределосновной </text:span>относительной погрешности , %</text:p>
          </table:table-cell>
          <table:table-cell table:style-name="t10.B8" office:value-type="string">
            <text:p text:style-name="P13"/>
          </table:table-cell>
          <table:table-cell table:style-name="t10.C8" table:number-columns-spanned="4" office:value-type="string">
            <text:p text:style-name="P13">±<text:span text:style-name="T17">20</text:span></text:p>
          </table:table-cell>
          <table:covered-table-cell/>
          <table:covered-table-cell/>
          <table:covered-table-cell/>
        </table:table-row>
      </table:table>
      <text:p text:style-name="P25"/>
      <text:p text:style-name="P2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6">Проверку произвел:</text:p>
          </table:table-cell>
          <table:table-cell table:style-name="Таблица1.A1" office:value-type="string">
            <text:p text:style-name="P27">$calibratedBy</text:p>
          </table:table-cell>
          <table:table-cell table:style-name="Таблица1.A1" office:value-type="string">
            <text:p text:style-name="P33"><text:s text:c="36"/></text:p>
          </table:table-cell>
        </table:table-row>
        <table:table-row>
          <table:table-cell table:style-name="Таблица1.A2" office:value-type="string">
            <text:p text:style-name="P32"/>
          </table:table-cell>
          <table:table-cell table:style-name="Таблица1.A2" office:value-type="string">
            <text:p text:style-name="P32"/>
          </table:table-cell>
          <table:table-cell table:style-name="Таблица1.C2" office:value-type="string">
            <text:p text:style-name="P30">(<text:span text:style-name="T20">подпись</text:span>)</text:p>
          </table:table-cell>
        </table:table-row>
        <table:table-row>
          <table:table-cell table:style-name="Таблица1.A1" office:value-type="string">
            <text:p text:style-name="P26">Технический контроль: </text:p>
          </table:table-cell>
          <table:table-cell table:style-name="Таблица1.A1" office:value-type="string">
            <text:p text:style-name="P28">$controlledBy</text:p>
          </table:table-cell>
          <table:table-cell table:style-name="Таблица1.A1" office:value-type="string">
            <text:p text:style-name="P33"><text:s text:c="36"/></text:p>
          </table:table-cell>
        </table:table-row>
        <table:table-row>
          <table:table-cell table:style-name="Таблица1.A2" office:value-type="string">
            <text:p text:style-name="P32"/>
          </table:table-cell>
          <table:table-cell table:style-name="Таблица1.B4" office:value-type="string">
            <text:p text:style-name="P32"/>
          </table:table-cell>
          <table:table-cell table:style-name="Таблица1.C2" office:value-type="string">
            <text:p text:style-name="P30">(<text:span text:style-name="T20">подпись</text:span>)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33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244in" fo:margin-left="0.7917in" fo:margin-right="0.7992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text:tab/>№ </text:span><text:span text:style-name="MT2">$serial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3-20T16:33:03.71</dc:date>
    <meta:print-date>2019-04-03T15:18:00</meta:print-date>
    <meta:editing-cycles>151</meta:editing-cycles>
    <meta:editing-duration>PT9H25M57S</meta:editing-duration>
    <meta:generator>OpenOffice/4.1.6$Win32 OpenOffice.org_project/416m1$Build-9790</meta:generator>
    <meta:document-statistic meta:table-count="11" meta:image-count="1" meta:object-count="0" meta:page-count="6" meta:paragraph-count="696" meta:word-count="1225" meta:character-count="8573"/>
  </office:meta>
</office:document-meta>
</file>